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ee3" officeooo:paragraph-rsid="001ce7c4"/>
    </style:style>
    <style:style style:name="P2" style:family="paragraph" style:parent-style-name="Standard">
      <style:text-properties officeooo:rsid="001ce7c4" officeooo:paragraph-rsid="001ce7c4"/>
    </style:style>
    <style:style style:name="P3" style:family="paragraph" style:parent-style-name="Standard">
      <style:text-properties officeooo:rsid="001ce7c4" officeooo:paragraph-rsid="00401c75"/>
    </style:style>
    <style:style style:name="P4" style:family="paragraph" style:parent-style-name="Standard">
      <style:text-properties fo:font-style="italic" officeooo:rsid="00401c75" officeooo:paragraph-rsid="00401c75" style:font-style-asian="italic" style:font-style-complex="italic"/>
    </style:style>
    <style:style style:name="P5" style:family="paragraph" style:parent-style-name="Standard">
      <style:text-properties officeooo:rsid="001de800" officeooo:paragraph-rsid="001ce7c4"/>
    </style:style>
    <style:style style:name="P6" style:family="paragraph" style:parent-style-name="Standard">
      <style:text-properties officeooo:rsid="01885809" officeooo:paragraph-rsid="01885809"/>
    </style:style>
    <style:style style:name="P7" style:family="paragraph" style:parent-style-name="Standard" style:list-style-name="L1">
      <style:text-properties officeooo:paragraph-rsid="01c9c548"/>
    </style:style>
    <style:style style:name="P8" style:family="paragraph" style:parent-style-name="Standard" style:list-style-name="L1">
      <style:text-properties officeooo:paragraph-rsid="018c3083"/>
    </style:style>
    <style:style style:name="P9" style:family="paragraph" style:parent-style-name="Standard" style:list-style-name="L1">
      <style:text-properties officeooo:paragraph-rsid="02c6ec3b"/>
    </style:style>
    <style:style style:name="P10" style:family="paragraph" style:parent-style-name="Standard" style:list-style-name="L1">
      <style:text-properties style:font-name="Liberation Sans" officeooo:rsid="01c9c548" officeooo:paragraph-rsid="01c9c548"/>
    </style:style>
    <style:style style:name="P11" style:family="paragraph" style:parent-style-name="Standard" style:list-style-name="L1">
      <style:text-properties style:font-name="Liberation Sans" officeooo:rsid="01c9c548" officeooo:paragraph-rsid="01f01f27"/>
    </style:style>
    <style:style style:name="P12" style:family="paragraph" style:parent-style-name="Standard" style:list-style-name="L1">
      <style:text-properties style:font-name="Liberation Sans" officeooo:rsid="01f01f27" officeooo:paragraph-rsid="01f03455"/>
    </style:style>
    <style:style style:name="P13" style:family="paragraph" style:parent-style-name="Standard" style:list-style-name="L1">
      <style:text-properties style:font-name="Liberation Sans" officeooo:rsid="014a397d" officeooo:paragraph-rsid="014a397d"/>
    </style:style>
    <style:style style:name="P14" style:family="paragraph" style:parent-style-name="Standard" style:list-style-name="L1">
      <style:text-properties officeooo:rsid="01c9c548" officeooo:paragraph-rsid="035704e0"/>
    </style:style>
    <style:style style:name="P15" style:family="paragraph" style:parent-style-name="Standard" style:list-style-name="L1">
      <style:text-properties officeooo:rsid="01c9c548" officeooo:paragraph-rsid="03578538"/>
    </style:style>
    <style:style style:name="P16" style:family="paragraph" style:parent-style-name="Standard" style:list-style-name="L1">
      <style:text-properties officeooo:rsid="01f01f27" officeooo:paragraph-rsid="01f03455"/>
    </style:style>
    <style:style style:name="P17" style:family="paragraph" style:parent-style-name="Standard" style:list-style-name="L1">
      <style:text-properties officeooo:rsid="01f46d76" officeooo:paragraph-rsid="01f46d76"/>
    </style:style>
    <style:style style:name="P18" style:family="paragraph" style:parent-style-name="Standard" style:list-style-name="L1">
      <style:text-properties officeooo:rsid="01f46d76" officeooo:paragraph-rsid="01f66924"/>
    </style:style>
    <style:style style:name="P19" style:family="paragraph" style:parent-style-name="Standard" style:list-style-name="L1">
      <style:text-properties officeooo:rsid="01f46d76" officeooo:paragraph-rsid="02190efd"/>
    </style:style>
    <style:style style:name="P20" style:family="paragraph" style:parent-style-name="Standard" style:list-style-name="L1">
      <style:text-properties fo:font-size="12pt" officeooo:rsid="001de800" officeooo:paragraph-rsid="01f66924" style:font-size-asian="10.5pt" style:font-size-complex="12pt"/>
    </style:style>
    <style:style style:name="P21" style:family="paragraph" style:parent-style-name="Standard" style:list-style-name="L1">
      <style:text-properties fo:font-size="12pt" officeooo:rsid="00797e08" officeooo:paragraph-rsid="0162bf2b" style:font-size-asian="12pt" style:font-size-complex="12pt"/>
    </style:style>
    <style:style style:name="P22" style:family="paragraph" style:parent-style-name="Standard" style:list-style-name="L1">
      <style:text-properties officeooo:rsid="0209fd1a" officeooo:paragraph-rsid="020b3f45"/>
    </style:style>
    <style:style style:name="P23" style:family="paragraph" style:parent-style-name="Standard" style:list-style-name="L1">
      <style:text-properties officeooo:rsid="0209fd1a" officeooo:paragraph-rsid="02850c27"/>
    </style:style>
    <style:style style:name="P24" style:family="paragraph" style:parent-style-name="Standard" style:list-style-name="L1">
      <style:text-properties officeooo:rsid="0209fd1a" officeooo:paragraph-rsid="02799c62"/>
    </style:style>
    <style:style style:name="P25" style:family="paragraph" style:parent-style-name="Standard" style:list-style-name="L1">
      <style:text-properties officeooo:rsid="0209fd1a" officeooo:paragraph-rsid="0295b213"/>
    </style:style>
    <style:style style:name="P26" style:family="paragraph" style:parent-style-name="Standard" style:list-style-name="L1">
      <style:text-properties officeooo:rsid="0209fd1a" officeooo:paragraph-rsid="021acb0b"/>
    </style:style>
    <style:style style:name="P27" style:family="paragraph" style:parent-style-name="Standard" style:list-style-name="L1">
      <style:text-properties officeooo:rsid="0209fd1a" officeooo:paragraph-rsid="02b8925c"/>
    </style:style>
    <style:style style:name="P28" style:family="paragraph" style:parent-style-name="Standard" style:list-style-name="L1">
      <style:text-properties officeooo:rsid="0209fd1a" officeooo:paragraph-rsid="02c435be"/>
    </style:style>
    <style:style style:name="P29" style:family="paragraph" style:parent-style-name="Standard" style:list-style-name="L1">
      <style:text-properties officeooo:rsid="0209fd1a" officeooo:paragraph-rsid="02e27295"/>
    </style:style>
    <style:style style:name="P30" style:family="paragraph" style:parent-style-name="Standard" style:list-style-name="L1">
      <style:text-properties officeooo:rsid="0209fd1a" officeooo:paragraph-rsid="02ef2000"/>
    </style:style>
    <style:style style:name="P31" style:family="paragraph" style:parent-style-name="Standard" style:list-style-name="L1">
      <style:text-properties officeooo:rsid="0209fd1a" officeooo:paragraph-rsid="03043297"/>
    </style:style>
    <style:style style:name="P32" style:family="paragraph" style:parent-style-name="Standard" style:list-style-name="L1">
      <style:text-properties officeooo:rsid="01f66924" officeooo:paragraph-rsid="02d3e62c"/>
    </style:style>
    <style:style style:name="P33" style:family="paragraph" style:parent-style-name="Standard" style:list-style-name="L1">
      <style:text-properties officeooo:rsid="010d8f29" officeooo:paragraph-rsid="017c4cfa"/>
    </style:style>
    <style:style style:name="P34" style:family="paragraph" style:parent-style-name="Standard" style:list-style-name="L1">
      <style:text-properties officeooo:rsid="010d8f29" officeooo:paragraph-rsid="010d8f29"/>
    </style:style>
    <style:style style:name="P35" style:family="paragraph" style:parent-style-name="Standard" style:list-style-name="L1">
      <style:text-properties officeooo:rsid="01885809" officeooo:paragraph-rsid="01a545d9"/>
    </style:style>
    <style:style style:name="P36" style:family="paragraph" style:parent-style-name="Standard" style:list-style-name="L1">
      <style:text-properties officeooo:rsid="00797e08" officeooo:paragraph-rsid="0164485e"/>
    </style:style>
    <style:style style:name="P37" style:family="paragraph" style:parent-style-name="Standard" style:list-style-name="L1">
      <style:text-properties officeooo:rsid="00797e08" officeooo:paragraph-rsid="0148d7c4"/>
    </style:style>
    <style:style style:name="P38" style:family="paragraph" style:parent-style-name="Standard" style:list-style-name="L1">
      <style:text-properties officeooo:rsid="014885ca" officeooo:paragraph-rsid="014885ca"/>
    </style:style>
    <style:style style:name="P39" style:family="paragraph" style:parent-style-name="Standard" style:list-style-name="L1">
      <style:text-properties officeooo:rsid="0148d7c4" officeooo:paragraph-rsid="02cc45e1"/>
    </style:style>
    <style:style style:name="P40" style:family="paragraph" style:parent-style-name="Standard" style:list-style-name="L1">
      <style:text-properties style:use-window-font-color="true" fo:font-weight="normal" officeooo:rsid="014b62af" officeooo:paragraph-rsid="014b62af" style:font-weight-asian="normal" style:font-weight-complex="normal"/>
    </style:style>
    <style:style style:name="P41" style:family="paragraph" style:parent-style-name="Standard" style:list-style-name="L1">
      <style:text-properties style:use-window-font-color="true" fo:font-weight="normal" officeooo:rsid="016a6a5a" officeooo:paragraph-rsid="014b62af" style:font-weight-asian="normal" style:font-weight-complex="normal"/>
    </style:style>
    <style:style style:name="P42" style:family="paragraph" style:parent-style-name="Standard" style:list-style-name="L1">
      <style:text-properties style:use-window-font-color="true" fo:font-weight="bold" officeooo:rsid="014b62af" officeooo:paragraph-rsid="016d02e5" style:font-weight-asian="bold" style:font-weight-complex="bold"/>
    </style:style>
    <style:style style:name="P43" style:family="paragraph" style:parent-style-name="Standard" style:list-style-name="L1">
      <style:text-properties style:use-window-font-color="true" fo:font-weight="bold" officeooo:rsid="022d0a2e" officeooo:paragraph-rsid="022d0a2e" style:font-weight-asian="bold" style:font-weight-complex="bold"/>
    </style:style>
    <style:style style:name="P44" style:family="paragraph" style:parent-style-name="Standard" style:list-style-name="L1">
      <style:text-properties style:use-window-font-color="true" fo:font-weight="bold" officeooo:rsid="022d0a2e" officeooo:paragraph-rsid="02394611" style:font-weight-asian="bold" style:font-weight-complex="bold"/>
    </style:style>
    <style:style style:name="P45" style:family="paragraph" style:parent-style-name="Standard" style:list-style-name="L1">
      <style:text-properties style:use-window-font-color="true" fo:font-weight="bold" officeooo:rsid="022d0a2e" officeooo:paragraph-rsid="034cb8be" style:font-weight-asian="bold" style:font-weight-complex="bold"/>
    </style:style>
    <style:style style:name="P46" style:family="paragraph" style:parent-style-name="Standard" style:list-style-name="L1">
      <style:text-properties officeooo:rsid="02d4fdeb" officeooo:paragraph-rsid="02f56369"/>
    </style:style>
    <style:style style:name="P47" style:family="paragraph" style:parent-style-name="Standard" style:list-style-name="L1">
      <style:text-properties style:font-name="Liberation Sans" officeooo:rsid="0209fd1a" officeooo:paragraph-rsid="02fa9a5a"/>
    </style:style>
    <style:style style:name="P48" style:family="paragraph" style:parent-style-name="Standard" style:list-style-name="L1">
      <style:text-properties style:font-name="Liberation Sans" officeooo:rsid="0209fd1a" officeooo:paragraph-rsid="02fbeffc"/>
    </style:style>
    <style:style style:name="P49" style:family="paragraph" style:parent-style-name="Standard" style:list-style-name="L1">
      <style:text-properties style:font-name="Liberation Sans" officeooo:rsid="0209fd1a" officeooo:paragraph-rsid="03000b89"/>
    </style:style>
    <style:style style:name="P50" style:family="paragraph" style:parent-style-name="Standard" style:list-style-name="L1">
      <style:text-properties style:font-name="Liberation Sans" officeooo:rsid="0209fd1a" officeooo:paragraph-rsid="03043297"/>
    </style:style>
    <style:style style:name="P51" style:family="paragraph" style:parent-style-name="Standard" style:list-style-name="L1">
      <style:paragraph-properties fo:break-before="page"/>
      <style:text-properties officeooo:rsid="01c9c548" officeooo:paragraph-rsid="01dda1bd"/>
    </style:style>
    <style:style style:name="P52" style:family="paragraph" style:parent-style-name="Standard" style:list-style-name="L1">
      <style:paragraph-properties fo:break-before="page"/>
      <style:text-properties officeooo:rsid="0209fd1a" officeooo:paragraph-rsid="02d05395"/>
    </style:style>
    <style:style style:name="P53" style:family="paragraph" style:parent-style-name="Standard" style:list-style-name="L1">
      <style:paragraph-properties fo:break-before="page"/>
      <style:text-properties officeooo:rsid="0209fd1a" officeooo:paragraph-rsid="02f78335"/>
    </style:style>
    <style:style style:name="P54" style:family="paragraph" style:parent-style-name="Standard" style:list-style-name="L1">
      <style:paragraph-properties fo:break-before="page"/>
      <style:text-properties officeooo:rsid="0209fd1a" officeooo:paragraph-rsid="02ef2000"/>
    </style:style>
    <style:style style:name="P55" style:family="paragraph" style:parent-style-name="Standard" style:list-style-name="L1">
      <style:paragraph-properties fo:break-before="page"/>
      <style:text-properties officeooo:rsid="0209fd1a" officeooo:paragraph-rsid="033fa107"/>
    </style:style>
    <style:style style:name="P56" style:family="paragraph" style:parent-style-name="Standard" style:list-style-name="L1">
      <style:paragraph-properties fo:break-before="page"/>
      <style:text-properties officeooo:rsid="00797e08" officeooo:paragraph-rsid="0179f940"/>
    </style:style>
    <style:style style:name="P57" style:family="paragraph" style:parent-style-name="Standard" style:list-style-name="L1">
      <style:paragraph-properties fo:break-before="page"/>
      <style:text-properties officeooo:rsid="00797e08" officeooo:paragraph-rsid="00d10dab"/>
    </style:style>
    <style:style style:name="P58" style:family="paragraph" style:parent-style-name="Standard" style:list-style-name="L1">
      <style:paragraph-properties fo:break-before="page"/>
      <style:text-properties style:use-window-font-color="true" fo:font-weight="bold" officeooo:rsid="00797e08" officeooo:paragraph-rsid="0269116c" style:font-weight-asian="bold" style:font-weight-complex="bold"/>
    </style:style>
    <style:style style:name="P59" style:family="paragraph" style:parent-style-name="Standard" style:list-style-name="L1">
      <style:paragraph-properties fo:break-before="page"/>
      <style:text-properties officeooo:rsid="02d4fdeb" officeooo:paragraph-rsid="0326d2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e7c4" style:font-weight-asian="bold" style:font-weight-complex="bold"/>
    </style:style>
    <style:style style:name="T3" style:family="text">
      <style:text-properties fo:font-weight="bold" officeooo:rsid="001de800" style:font-weight-asian="bold" style:font-weight-complex="bold"/>
    </style:style>
    <style:style style:name="T4" style:family="text">
      <style:text-properties fo:font-weight="bold" officeooo:rsid="014a397d" style:font-weight-asian="bold" style:font-weight-complex="bold"/>
    </style:style>
    <style:style style:name="T5" style:family="text">
      <style:text-properties fo:font-weight="bold" officeooo:rsid="01784ebd" style:font-weight-asian="bold" style:font-weight-complex="bold"/>
    </style:style>
    <style:style style:name="T6" style:family="text">
      <style:text-properties fo:font-weight="bold" officeooo:rsid="017bb179" style:font-weight-asian="bold" style:font-weight-complex="bold"/>
    </style:style>
    <style:style style:name="T7" style:family="text">
      <style:text-properties fo:font-weight="bold" officeooo:rsid="017c4cfa" style:font-weight-asian="bold" style:font-weight-complex="bold"/>
    </style:style>
    <style:style style:name="T8" style:family="text">
      <style:text-properties fo:font-weight="bold" officeooo:rsid="01cccfdd" style:font-weight-asian="bold" style:font-weight-complex="bold"/>
    </style:style>
    <style:style style:name="T9" style:family="text">
      <style:text-properties fo:font-weight="bold" officeooo:rsid="01ccfc87" style:font-weight-asian="bold" style:font-weight-complex="bold"/>
    </style:style>
    <style:style style:name="T10" style:family="text">
      <style:text-properties fo:font-weight="bold" officeooo:rsid="01f66924" style:font-weight-asian="bold" style:font-weight-complex="bold"/>
    </style:style>
    <style:style style:name="T11" style:family="text">
      <style:text-properties fo:font-weight="bold" officeooo:rsid="020b3f45" style:font-weight-asian="bold" style:font-weight-complex="bold"/>
    </style:style>
    <style:style style:name="T12" style:family="text">
      <style:text-properties fo:font-weight="bold" officeooo:rsid="02d67bfa" style:font-weight-asian="bold" style:font-weight-complex="bold"/>
    </style:style>
    <style:style style:name="T13" style:family="text">
      <style:text-properties officeooo:rsid="001de80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de800" style:font-style-asian="italic" style:font-style-complex="italic"/>
    </style:style>
    <style:style style:name="T16" style:family="text">
      <style:text-properties fo:font-style="italic" officeooo:rsid="014885ca" style:font-style-asian="italic" style:font-style-complex="italic"/>
    </style:style>
    <style:style style:name="T17" style:family="text">
      <style:text-properties fo:font-style="italic" officeooo:rsid="014a397d" style:font-style-asian="italic" style:font-style-complex="italic"/>
    </style:style>
    <style:style style:name="T18" style:family="text">
      <style:text-properties fo:font-style="italic" officeooo:rsid="014b62af" style:font-style-asian="italic" style:font-style-complex="italic"/>
    </style:style>
    <style:style style:name="T19" style:family="text">
      <style:text-properties fo:font-style="italic" officeooo:rsid="014cd980" style:font-style-asian="italic" style:font-style-complex="italic"/>
    </style:style>
    <style:style style:name="T20" style:family="text">
      <style:text-properties fo:font-style="italic" officeooo:rsid="0152a8a9" style:font-style-asian="italic" style:font-style-complex="italic"/>
    </style:style>
    <style:style style:name="T21" style:family="text">
      <style:text-properties fo:font-style="italic" officeooo:rsid="01544f41" style:font-style-asian="italic" style:font-style-complex="italic"/>
    </style:style>
    <style:style style:name="T22" style:family="text">
      <style:text-properties fo:font-style="italic" officeooo:rsid="015630bb" style:font-style-asian="italic" style:font-style-complex="italic"/>
    </style:style>
    <style:style style:name="T23" style:family="text">
      <style:text-properties fo:font-style="italic" officeooo:rsid="015bf1ab" style:font-style-asian="italic" style:font-style-complex="italic"/>
    </style:style>
    <style:style style:name="T24" style:family="text">
      <style:text-properties fo:font-style="italic" officeooo:rsid="016146cd" style:font-style-asian="italic" style:font-style-complex="italic"/>
    </style:style>
    <style:style style:name="T25" style:family="text">
      <style:text-properties fo:font-style="italic" officeooo:rsid="0162bf2b" style:font-style-asian="italic" style:font-style-complex="italic"/>
    </style:style>
    <style:style style:name="T26" style:family="text">
      <style:text-properties fo:font-style="italic" officeooo:rsid="015bff8f" style:font-style-asian="italic" style:font-style-complex="italic"/>
    </style:style>
    <style:style style:name="T27" style:family="text">
      <style:text-properties fo:font-style="italic" officeooo:rsid="01badc04" style:font-style-asian="italic" style:font-style-complex="italic"/>
    </style:style>
    <style:style style:name="T28" style:family="text">
      <style:text-properties fo:font-style="italic" officeooo:rsid="01bb103e" style:font-style-asian="italic" style:font-style-complex="italic"/>
    </style:style>
    <style:style style:name="T29" style:family="text">
      <style:text-properties fo:font-style="italic" officeooo:rsid="01c6e140" style:font-style-asian="italic" style:font-style-complex="italic"/>
    </style:style>
    <style:style style:name="T30" style:family="text">
      <style:text-properties fo:font-style="italic" officeooo:rsid="01c9c548" style:font-style-asian="italic" style:font-style-complex="italic"/>
    </style:style>
    <style:style style:name="T31" style:family="text">
      <style:text-properties fo:font-style="italic" officeooo:rsid="01ccfc87" style:font-style-asian="italic" style:font-style-complex="italic"/>
    </style:style>
    <style:style style:name="T32" style:family="text">
      <style:text-properties fo:font-style="italic" officeooo:rsid="01d8b09a" style:font-style-asian="italic" style:font-style-complex="italic"/>
    </style:style>
    <style:style style:name="T33" style:family="text">
      <style:text-properties fo:font-style="italic" officeooo:rsid="01ed190d" style:font-style-asian="italic" style:font-style-complex="italic"/>
    </style:style>
    <style:style style:name="T34" style:family="text">
      <style:text-properties fo:font-style="italic" officeooo:rsid="020349a3" style:font-style-asian="italic" style:font-style-complex="italic"/>
    </style:style>
    <style:style style:name="T35" style:family="text">
      <style:text-properties fo:font-style="italic" officeooo:rsid="020a45d1" style:font-style-asian="italic" style:font-style-complex="italic"/>
    </style:style>
    <style:style style:name="T36" style:family="text">
      <style:text-properties fo:font-style="italic" officeooo:rsid="020f2d64" style:font-style-asian="italic" style:font-style-complex="italic"/>
    </style:style>
    <style:style style:name="T37" style:family="text">
      <style:text-properties fo:font-style="italic" officeooo:rsid="021acb0b" style:font-style-asian="italic" style:font-style-complex="italic"/>
    </style:style>
    <style:style style:name="T38" style:family="text">
      <style:text-properties fo:font-style="italic" officeooo:rsid="0229e344" style:font-style-asian="italic" style:font-style-complex="italic"/>
    </style:style>
    <style:style style:name="T39" style:family="text">
      <style:text-properties fo:font-style="italic" officeooo:rsid="02799c62" style:font-style-asian="italic" style:font-style-complex="italic"/>
    </style:style>
    <style:style style:name="T40" style:family="text">
      <style:text-properties fo:font-style="italic" officeooo:rsid="028e4349" style:font-style-asian="italic" style:font-style-complex="italic"/>
    </style:style>
    <style:style style:name="T41" style:family="text">
      <style:text-properties fo:font-style="italic" officeooo:rsid="02928882" style:font-style-asian="italic" style:font-style-complex="italic"/>
    </style:style>
    <style:style style:name="T42" style:family="text">
      <style:text-properties fo:font-style="italic" officeooo:rsid="0295b213" style:font-style-asian="italic" style:font-style-complex="italic"/>
    </style:style>
    <style:style style:name="T43" style:family="text">
      <style:text-properties fo:font-style="italic" officeooo:rsid="02aafe2c" style:font-style-asian="italic" style:font-style-complex="italic"/>
    </style:style>
    <style:style style:name="T44" style:family="text">
      <style:text-properties fo:font-style="italic" officeooo:rsid="02b4fc18" style:font-style-asian="italic" style:font-style-complex="italic"/>
    </style:style>
    <style:style style:name="T45" style:family="text">
      <style:text-properties fo:font-style="italic" officeooo:rsid="02d67bfa" style:font-style-asian="italic" style:font-style-complex="italic"/>
    </style:style>
    <style:style style:name="T46" style:family="text">
      <style:text-properties fo:font-style="italic" officeooo:rsid="02f57f2e" style:font-style-asian="italic" style:font-style-complex="italic"/>
    </style:style>
    <style:style style:name="T47" style:family="text">
      <style:text-properties fo:font-style="italic" officeooo:rsid="02fbeffc" style:font-style-asian="italic" style:font-style-complex="italic"/>
    </style:style>
    <style:style style:name="T48" style:family="text">
      <style:text-properties fo:font-style="italic" officeooo:rsid="02fa9a5a" style:font-style-asian="italic" style:font-style-complex="italic"/>
    </style:style>
    <style:style style:name="T49" style:family="text">
      <style:text-properties fo:font-style="italic" officeooo:rsid="0304e00f" style:font-style-asian="italic" style:font-style-complex="italic"/>
    </style:style>
    <style:style style:name="T50" style:family="text">
      <style:text-properties fo:font-style="italic" officeooo:rsid="0305dee8" style:font-style-asian="italic" style:font-style-complex="italic"/>
    </style:style>
    <style:style style:name="T51" style:family="text">
      <style:text-properties fo:font-style="italic" officeooo:rsid="03000b89" style:font-style-asian="italic" style:font-style-complex="italic"/>
    </style:style>
    <style:style style:name="T52" style:family="text">
      <style:text-properties fo:font-style="italic" officeooo:rsid="030b576d" style:font-style-asian="italic" style:font-style-complex="italic"/>
    </style:style>
    <style:style style:name="T53" style:family="text">
      <style:text-properties fo:font-style="italic" officeooo:rsid="031b75af" style:font-style-asian="italic" style:font-style-complex="italic"/>
    </style:style>
    <style:style style:name="T54" style:family="text">
      <style:text-properties fo:font-style="italic" officeooo:rsid="033da315" style:font-style-asian="italic" style:font-style-complex="italic"/>
    </style:style>
    <style:style style:name="T55" style:family="text">
      <style:text-properties fo:font-style="italic" officeooo:rsid="033e145c" style:font-style-asian="italic" style:font-style-complex="italic"/>
    </style:style>
    <style:style style:name="T56" style:family="text">
      <style:text-properties fo:font-style="italic" officeooo:rsid="0343e57c" style:font-style-asian="italic" style:font-style-complex="italic"/>
    </style:style>
    <style:style style:name="T57" style:family="text">
      <style:text-properties fo:font-style="italic" officeooo:rsid="0344fcbc" style:font-style-asian="italic" style:font-style-complex="italic"/>
    </style:style>
    <style:style style:name="T58" style:family="text">
      <style:text-properties fo:font-style="italic" officeooo:rsid="03456a49" style:font-style-asian="italic" style:font-style-complex="italic"/>
    </style:style>
    <style:style style:name="T59" style:family="text">
      <style:text-properties fo:font-style="italic" fo:font-weight="bold" officeooo:rsid="0229e344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304e00f" style:font-style-asian="italic" style:font-weight-asian="bold" style:font-style-complex="italic" style:font-weight-complex="bold"/>
    </style:style>
    <style:style style:name="T61" style:family="text">
      <style:text-properties fo:font-style="italic" fo:font-weight="normal" officeooo:rsid="022d0a2e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2373b1e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23fd05b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2429962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25fd06a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261da20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2667766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266ee76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2680c95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2682386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2707eb2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28e4349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2cafa43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2d67bfa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2f57f2e" style:font-style-asian="italic" style:font-weight-asian="normal" style:font-style-complex="italic" style:font-weight-complex="normal"/>
    </style:style>
    <style:style style:name="T76" style:family="text">
      <style:text-properties fo:font-style="italic" style:text-underline-style="none" officeooo:rsid="02799c62" style:font-style-asian="italic" style:font-style-complex="italic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1583cc9" style:font-weight-asian="normal" style:font-weight-complex="normal"/>
    </style:style>
    <style:style style:name="T79" style:family="text">
      <style:text-properties fo:font-weight="normal" officeooo:rsid="0158db33" style:font-weight-asian="normal" style:font-weight-complex="normal"/>
    </style:style>
    <style:style style:name="T80" style:family="text">
      <style:text-properties fo:font-weight="normal" officeooo:rsid="016a6a5a" style:font-weight-asian="normal" style:font-weight-complex="normal"/>
    </style:style>
    <style:style style:name="T81" style:family="text">
      <style:text-properties fo:font-weight="normal" officeooo:rsid="016ac67c" style:font-weight-asian="normal" style:font-weight-complex="normal"/>
    </style:style>
    <style:style style:name="T82" style:family="text">
      <style:text-properties fo:font-weight="normal" officeooo:rsid="016ca43a" style:font-weight-asian="normal" style:font-weight-complex="normal"/>
    </style:style>
    <style:style style:name="T83" style:family="text">
      <style:text-properties fo:font-weight="normal" officeooo:rsid="016cb9c1" style:font-weight-asian="normal" style:font-weight-complex="normal"/>
    </style:style>
    <style:style style:name="T84" style:family="text">
      <style:text-properties fo:font-weight="normal" officeooo:rsid="016d02e5" style:font-weight-asian="normal" style:font-weight-complex="normal"/>
    </style:style>
    <style:style style:name="T85" style:family="text">
      <style:text-properties fo:font-weight="normal" officeooo:rsid="016f183f" style:font-weight-asian="normal" style:font-weight-complex="normal"/>
    </style:style>
    <style:style style:name="T86" style:family="text">
      <style:text-properties fo:font-weight="normal" officeooo:rsid="0170232a" style:font-weight-asian="normal" style:font-weight-complex="normal"/>
    </style:style>
    <style:style style:name="T87" style:family="text">
      <style:text-properties fo:font-weight="normal" officeooo:rsid="017120aa" style:font-weight-asian="normal" style:font-weight-complex="normal"/>
    </style:style>
    <style:style style:name="T88" style:family="text">
      <style:text-properties fo:font-weight="normal" officeooo:rsid="0172dc5d" style:font-weight-asian="normal" style:font-weight-complex="normal"/>
    </style:style>
    <style:style style:name="T89" style:family="text">
      <style:text-properties fo:font-weight="normal" officeooo:rsid="017476f0" style:font-weight-asian="normal" style:font-weight-complex="normal"/>
    </style:style>
    <style:style style:name="T90" style:family="text">
      <style:text-properties fo:font-weight="normal" officeooo:rsid="01755a71" style:font-weight-asian="normal" style:font-weight-complex="normal"/>
    </style:style>
    <style:style style:name="T91" style:family="text">
      <style:text-properties fo:font-weight="normal" officeooo:rsid="0190624c" style:font-weight-asian="normal" style:font-weight-complex="normal"/>
    </style:style>
    <style:style style:name="T92" style:family="text">
      <style:text-properties fo:font-weight="normal" officeooo:rsid="01c37004" style:font-weight-asian="normal" style:font-weight-complex="normal"/>
    </style:style>
    <style:style style:name="T93" style:family="text">
      <style:text-properties fo:font-weight="normal" officeooo:rsid="01c37c27" style:font-weight-asian="normal" style:font-weight-complex="normal"/>
    </style:style>
    <style:style style:name="T94" style:family="text">
      <style:text-properties fo:font-weight="normal" officeooo:rsid="01c38b70" style:font-weight-asian="normal" style:font-weight-complex="normal"/>
    </style:style>
    <style:style style:name="T95" style:family="text">
      <style:text-properties fo:font-weight="normal" officeooo:rsid="01c51e56" style:font-weight-asian="normal" style:font-weight-complex="normal"/>
    </style:style>
    <style:style style:name="T96" style:family="text">
      <style:text-properties fo:font-weight="normal" officeooo:rsid="001de800" style:font-weight-asian="normal" style:font-weight-complex="normal"/>
    </style:style>
    <style:style style:name="T97" style:family="text">
      <style:text-properties fo:font-weight="normal" officeooo:rsid="022d0a2e" style:font-weight-asian="normal" style:font-weight-complex="normal"/>
    </style:style>
    <style:style style:name="T98" style:family="text">
      <style:text-properties fo:font-weight="normal" officeooo:rsid="02394611" style:font-weight-asian="normal" style:font-weight-complex="normal"/>
    </style:style>
    <style:style style:name="T99" style:family="text">
      <style:text-properties fo:font-weight="normal" officeooo:rsid="023a96ec" style:font-weight-asian="normal" style:font-weight-complex="normal"/>
    </style:style>
    <style:style style:name="T100" style:family="text">
      <style:text-properties fo:font-weight="normal" officeooo:rsid="023fd05b" style:font-weight-asian="normal" style:font-weight-complex="normal"/>
    </style:style>
    <style:style style:name="T101" style:family="text">
      <style:text-properties fo:font-weight="normal" officeooo:rsid="02407f95" style:font-weight-asian="normal" style:font-weight-complex="normal"/>
    </style:style>
    <style:style style:name="T102" style:family="text">
      <style:text-properties fo:font-weight="normal" officeooo:rsid="0241f71b" style:font-weight-asian="normal" style:font-weight-complex="normal"/>
    </style:style>
    <style:style style:name="T103" style:family="text">
      <style:text-properties fo:font-weight="normal" officeooo:rsid="02429962" style:font-weight-asian="normal" style:font-weight-complex="normal"/>
    </style:style>
    <style:style style:name="T104" style:family="text">
      <style:text-properties fo:font-weight="normal" officeooo:rsid="02441a45" style:font-weight-asian="normal" style:font-weight-complex="normal"/>
    </style:style>
    <style:style style:name="T105" style:family="text">
      <style:text-properties fo:font-weight="normal" officeooo:rsid="0245df34" style:font-weight-asian="normal" style:font-weight-complex="normal"/>
    </style:style>
    <style:style style:name="T106" style:family="text">
      <style:text-properties fo:font-weight="normal" officeooo:rsid="02465db5" style:font-weight-asian="normal" style:font-weight-complex="normal"/>
    </style:style>
    <style:style style:name="T107" style:family="text">
      <style:text-properties fo:font-weight="normal" officeooo:rsid="024eec9a" style:font-weight-asian="normal" style:font-weight-complex="normal"/>
    </style:style>
    <style:style style:name="T108" style:family="text">
      <style:text-properties fo:font-weight="normal" officeooo:rsid="024f4958" style:font-weight-asian="normal" style:font-weight-complex="normal"/>
    </style:style>
    <style:style style:name="T109" style:family="text">
      <style:text-properties fo:font-weight="normal" officeooo:rsid="0261da20" style:font-weight-asian="normal" style:font-weight-complex="normal"/>
    </style:style>
    <style:style style:name="T110" style:family="text">
      <style:text-properties fo:font-weight="normal" officeooo:rsid="0269116c" style:font-weight-asian="normal" style:font-weight-complex="normal"/>
    </style:style>
    <style:style style:name="T111" style:family="text">
      <style:text-properties fo:font-weight="normal" officeooo:rsid="026cf215" style:font-weight-asian="normal" style:font-weight-complex="normal"/>
    </style:style>
    <style:style style:name="T112" style:family="text">
      <style:text-properties fo:font-weight="normal" officeooo:rsid="026d4eee" style:font-weight-asian="normal" style:font-weight-complex="normal"/>
    </style:style>
    <style:style style:name="T113" style:family="text">
      <style:text-properties fo:font-weight="normal" officeooo:rsid="026e4c99" style:font-weight-asian="normal" style:font-weight-complex="normal"/>
    </style:style>
    <style:style style:name="T114" style:family="text">
      <style:text-properties fo:font-weight="normal" officeooo:rsid="02c7d329" style:font-weight-asian="normal" style:font-weight-complex="normal"/>
    </style:style>
    <style:style style:name="T115" style:family="text">
      <style:text-properties fo:font-weight="normal" officeooo:rsid="02c8c686" style:font-weight-asian="normal" style:font-weight-complex="normal"/>
    </style:style>
    <style:style style:name="T116" style:family="text">
      <style:text-properties fo:font-weight="normal" officeooo:rsid="02ca09d4" style:font-weight-asian="normal" style:font-weight-complex="normal"/>
    </style:style>
    <style:style style:name="T117" style:family="text">
      <style:text-properties fo:font-weight="normal" officeooo:rsid="02d67bfa" style:font-weight-asian="normal" style:font-weight-complex="normal"/>
    </style:style>
    <style:style style:name="T118" style:family="text">
      <style:text-properties fo:font-weight="normal" officeooo:rsid="02d98f7a" style:font-weight-asian="normal" style:font-weight-complex="normal"/>
    </style:style>
    <style:style style:name="T119" style:family="text">
      <style:text-properties fo:font-weight="normal" officeooo:rsid="034d4368" style:font-weight-asian="normal" style:font-weight-complex="normal"/>
    </style:style>
    <style:style style:name="T120" style:family="text">
      <style:text-properties fo:font-style="normal" officeooo:rsid="001de800" style:font-style-asian="normal" style:font-style-complex="normal"/>
    </style:style>
    <style:style style:name="T121" style:family="text">
      <style:text-properties fo:font-style="normal" officeooo:rsid="0162bf2b" style:font-style-asian="normal" style:font-style-complex="normal"/>
    </style:style>
    <style:style style:name="T122" style:family="text">
      <style:text-properties fo:font-style="normal" officeooo:rsid="021a70ee" style:font-style-asian="normal" style:font-style-complex="normal"/>
    </style:style>
    <style:style style:name="T123" style:family="text">
      <style:text-properties fo:font-style="normal" officeooo:rsid="026bcc49" style:font-style-asian="normal" style:font-style-complex="normal"/>
    </style:style>
    <style:style style:name="T124" style:family="text">
      <style:text-properties fo:font-style="normal" officeooo:rsid="01ccfc87" style:font-style-asian="normal" style:font-style-complex="normal"/>
    </style:style>
    <style:style style:name="T125" style:family="text">
      <style:text-properties fo:font-style="normal" officeooo:rsid="02f0de62" style:font-style-asian="normal" style:font-style-complex="normal"/>
    </style:style>
    <style:style style:name="T126" style:family="text">
      <style:text-properties fo:font-style="normal" officeooo:rsid="031b75af" style:font-style-asian="normal" style:font-style-complex="normal"/>
    </style:style>
    <style:style style:name="T127" style:family="text">
      <style:text-properties fo:font-style="normal" officeooo:rsid="033e145c" style:font-style-asian="normal" style:font-style-complex="normal"/>
    </style:style>
    <style:style style:name="T128" style:family="text">
      <style:text-properties fo:font-style="normal" fo:font-weight="normal" officeooo:rsid="025fd06a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2655b98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680c9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269da32" style:font-style-asian="normal" style:font-weight-asian="normal" style:font-style-complex="normal" style:font-weight-complex="normal"/>
    </style:style>
    <style:style style:name="T132" style:family="text">
      <style:text-properties fo:color="#006699" officeooo:rsid="01f01f27"/>
    </style:style>
    <style:style style:name="T133" style:family="text">
      <style:text-properties fo:color="#006699" officeooo:rsid="02799c62"/>
    </style:style>
    <style:style style:name="T134" style:family="text">
      <style:text-properties fo:color="#006699" officeooo:rsid="02a3b638"/>
    </style:style>
    <style:style style:name="T135" style:family="text">
      <style:text-properties fo:color="#006699" officeooo:rsid="02d67bfa"/>
    </style:style>
    <style:style style:name="T136" style:family="text">
      <style:text-properties fo:color="#006699" officeooo:rsid="031b75af"/>
    </style:style>
    <style:style style:name="T137" style:family="text">
      <style:text-properties fo:color="#6600cc" officeooo:rsid="01ccfc87"/>
    </style:style>
    <style:style style:name="T138" style:family="text">
      <style:text-properties fo:color="#6600cc" style:font-name="Liberation Sans" officeooo:rsid="001de800"/>
    </style:style>
    <style:style style:name="T139" style:family="text">
      <style:text-properties fo:color="#6600cc" officeooo:rsid="01f66924"/>
    </style:style>
    <style:style style:name="T140" style:family="text">
      <style:text-properties fo:color="#6600cc" officeooo:rsid="029cf861"/>
    </style:style>
    <style:style style:name="T141" style:family="text">
      <style:text-properties fo:color="#6600cc" officeooo:rsid="03043297"/>
    </style:style>
    <style:style style:name="T142" style:family="text">
      <style:text-properties fo:color="#6600cc" style:font-name="Liberation Sans" officeooo:rsid="03043297"/>
    </style:style>
    <style:style style:name="T143" style:family="text">
      <style:text-properties fo:color="#6600cc" officeooo:rsid="0310898e"/>
    </style:style>
    <style:style style:name="T144" style:family="text">
      <style:text-properties fo:color="#6600cc" officeooo:rsid="03109329"/>
    </style:style>
    <style:style style:name="T145" style:family="text">
      <style:text-properties fo:color="#6600cc" officeooo:rsid="03114309"/>
    </style:style>
    <style:style style:name="T146" style:family="text">
      <style:text-properties fo:color="#6600cc" officeooo:rsid="031b75af"/>
    </style:style>
    <style:style style:name="T147" style:family="text">
      <style:text-properties fo:color="#6600cc" officeooo:rsid="0320c6ff"/>
    </style:style>
    <style:style style:name="T148" style:family="text">
      <style:text-properties fo:color="#6600cc" officeooo:rsid="032aebd7"/>
    </style:style>
    <style:style style:name="T149" style:family="text">
      <style:text-properties fo:color="#6600cc" officeooo:rsid="032ed7c7"/>
    </style:style>
    <style:style style:name="T150" style:family="text">
      <style:text-properties fo:color="#000099" fo:font-weight="bold" style:font-weight-asian="bold" style:font-weight-complex="bold"/>
    </style:style>
    <style:style style:name="T151" style:family="text">
      <style:text-properties fo:color="#000099" fo:font-weight="bold" officeooo:rsid="019cc93c" style:font-weight-asian="bold" style:font-weight-complex="bold"/>
    </style:style>
    <style:style style:name="T152" style:family="text">
      <style:text-properties fo:color="#000099" fo:font-weight="bold" officeooo:rsid="01f01f27" style:font-weight-asian="bold" style:font-weight-complex="bold"/>
    </style:style>
    <style:style style:name="T153" style:family="text">
      <style:text-properties fo:color="#000099" fo:font-weight="bold" officeooo:rsid="01f66924" style:font-weight-asian="bold" style:font-weight-complex="bold"/>
    </style:style>
    <style:style style:name="T154" style:family="text">
      <style:text-properties fo:color="#000099" fo:font-weight="bold" officeooo:rsid="02394611" style:font-weight-asian="bold" style:font-weight-complex="bold"/>
    </style:style>
    <style:style style:name="T155" style:family="text">
      <style:text-properties fo:color="#000099" fo:font-weight="bold" officeooo:rsid="02799c62" style:font-weight-asian="bold" style:font-weight-complex="bold"/>
    </style:style>
    <style:style style:name="T156" style:family="text">
      <style:text-properties fo:color="#000099" fo:font-weight="bold" officeooo:rsid="0295b213" style:font-weight-asian="bold" style:font-weight-complex="bold"/>
    </style:style>
    <style:style style:name="T157" style:family="text">
      <style:text-properties fo:color="#000099" fo:font-weight="bold" officeooo:rsid="029cf861" style:font-weight-asian="bold" style:font-weight-complex="bold"/>
    </style:style>
    <style:style style:name="T158" style:family="text">
      <style:text-properties fo:color="#000099" fo:font-weight="bold" officeooo:rsid="02d3e62c" style:font-weight-asian="bold" style:font-weight-complex="bold"/>
    </style:style>
    <style:style style:name="T159" style:family="text">
      <style:text-properties fo:color="#000099" fo:font-weight="bold" officeooo:rsid="02d67bfa" style:font-weight-asian="bold" style:font-weight-complex="bold"/>
    </style:style>
    <style:style style:name="T160" style:family="text">
      <style:text-properties fo:color="#000099" fo:font-weight="bold" officeooo:rsid="02fa9a5a" style:font-weight-asian="bold" style:font-weight-complex="bold"/>
    </style:style>
    <style:style style:name="T161" style:family="text">
      <style:text-properties fo:color="#000099" fo:font-weight="bold" officeooo:rsid="03043297" style:font-weight-asian="bold" style:font-weight-complex="bold"/>
    </style:style>
    <style:style style:name="T162" style:family="text">
      <style:text-properties fo:color="#000099" fo:font-weight="bold" officeooo:rsid="031b75af" style:font-weight-asian="bold" style:font-weight-complex="bold"/>
    </style:style>
    <style:style style:name="T163" style:family="text">
      <style:text-properties fo:color="#000099" fo:font-weight="bold" officeooo:rsid="03531856" style:font-weight-asian="bold" style:font-weight-complex="bold"/>
    </style:style>
    <style:style style:name="T164" style:family="text">
      <style:text-properties fo:color="#000099" fo:font-style="italic" fo:font-weight="bold" officeooo:rsid="014a397d" style:font-style-asian="italic" style:font-weight-asian="bold" style:font-style-complex="italic" style:font-weight-complex="bold"/>
    </style:style>
    <style:style style:name="T165" style:family="text">
      <style:text-properties fo:color="#000099" fo:font-style="italic" fo:font-weight="bold" officeooo:rsid="02799c62" style:font-style-asian="italic" style:font-weight-asian="bold" style:font-style-complex="italic" style:font-weight-complex="bold"/>
    </style:style>
    <style:style style:name="T166" style:family="text">
      <style:text-properties fo:color="#000099" fo:font-style="italic" fo:font-weight="bold" officeooo:rsid="031b75af" style:font-style-asian="italic" style:font-weight-asian="bold" style:font-style-complex="italic" style:font-weight-complex="bold"/>
    </style:style>
    <style:style style:name="T167" style:family="text">
      <style:text-properties fo:color="#000099" fo:font-style="italic" fo:font-weight="bold" officeooo:rsid="033e145c" style:font-style-asian="italic" style:font-weight-asian="bold" style:font-style-complex="italic" style:font-weight-complex="bold"/>
    </style:style>
    <style:style style:name="T168" style:family="text">
      <style:text-properties fo:color="#000099" style:font-name="Liberation Sans" fo:font-weight="bold" officeooo:rsid="001de800" style:font-weight-asian="bold" style:font-weight-complex="bold"/>
    </style:style>
    <style:style style:name="T169" style:family="text">
      <style:text-properties fo:color="#000099" style:font-name="Liberation Sans" fo:font-weight="bold" officeooo:rsid="014a397d" style:font-weight-asian="bold" style:font-weight-complex="bold"/>
    </style:style>
    <style:style style:name="T170" style:family="text">
      <style:text-properties fo:color="#000099" fo:font-size="12pt" fo:font-style="italic" fo:font-weight="bold" officeooo:rsid="02d26baa" style:font-size-asian="12pt" style:font-style-asian="italic" style:font-weight-asian="bold" style:font-size-complex="12pt" style:font-style-complex="italic" style:font-weight-complex="bold"/>
    </style:style>
    <style:style style:name="T171" style:family="text">
      <style:text-properties fo:color="#000099" fo:font-size="12pt" fo:font-weight="bold" officeooo:rsid="02db6db4" style:font-size-asian="12pt" style:font-weight-asian="bold" style:font-size-complex="12pt" style:font-weight-complex="bold"/>
    </style:style>
    <style:style style:name="T172" style:family="text">
      <style:text-properties fo:color="#000099" style:font-name="Liberation Sans" fo:font-weight="bold" officeooo:rsid="02fa9a5a" style:font-weight-asian="bold" style:font-weight-complex="bold"/>
    </style:style>
    <style:style style:name="T173" style:family="text">
      <style:text-properties fo:color="#006600" style:font-name="Liberation Sans" officeooo:rsid="001de800"/>
    </style:style>
    <style:style style:name="T174" style:family="text">
      <style:text-properties fo:color="#006600" officeooo:rsid="02799c62"/>
    </style:style>
    <style:style style:name="T175" style:family="text">
      <style:text-properties fo:color="#006600" fo:font-style="normal" fo:font-weight="bold" officeooo:rsid="02799c62" style:font-style-asian="normal" style:font-weight-asian="bold" style:font-style-complex="normal" style:font-weight-complex="bold"/>
    </style:style>
    <style:style style:name="T176" style:family="text">
      <style:text-properties fo:color="#006600" officeooo:rsid="02d67bfa"/>
    </style:style>
    <style:style style:name="T177" style:family="text">
      <style:text-properties fo:color="#006600" fo:font-weight="normal" officeooo:rsid="02d67bfa" style:font-weight-asian="normal" style:font-weight-complex="normal"/>
    </style:style>
    <style:style style:name="T178" style:family="text">
      <style:text-properties fo:color="#006600" officeooo:rsid="02fa9a5a"/>
    </style:style>
    <style:style style:name="T179" style:family="text">
      <style:text-properties fo:color="#006600" officeooo:rsid="03043297"/>
    </style:style>
    <style:style style:name="T180" style:family="text">
      <style:text-properties fo:color="#006600" officeooo:rsid="0304e00f"/>
    </style:style>
    <style:style style:name="T181" style:family="text">
      <style:text-properties fo:color="#006600" officeooo:rsid="03056946"/>
    </style:style>
    <style:style style:name="T182" style:family="text">
      <style:text-properties fo:color="#006600" officeooo:rsid="0305dee8"/>
    </style:style>
    <style:style style:name="T183" style:family="text">
      <style:text-properties fo:color="#006600" officeooo:rsid="0307c3ea"/>
    </style:style>
    <style:style style:name="T184" style:family="text">
      <style:text-properties fo:color="#006600" officeooo:rsid="0311e3d8"/>
    </style:style>
    <style:style style:name="T185" style:family="text">
      <style:text-properties fo:color="#006600" officeooo:rsid="0313ce38"/>
    </style:style>
    <style:style style:name="T186" style:family="text">
      <style:text-properties fo:color="#006600" officeooo:rsid="031698ae"/>
    </style:style>
    <style:style style:name="T187" style:family="text">
      <style:text-properties officeooo:rsid="0147544b"/>
    </style:style>
    <style:style style:name="T188" style:family="text">
      <style:text-properties officeooo:rsid="014885ca"/>
    </style:style>
    <style:style style:name="T189" style:family="text">
      <style:text-properties officeooo:rsid="0148d7c4"/>
    </style:style>
    <style:style style:name="T190" style:family="text">
      <style:text-properties officeooo:rsid="014a397d"/>
    </style:style>
    <style:style style:name="T191" style:family="text">
      <style:text-properties officeooo:rsid="014c84bb"/>
    </style:style>
    <style:style style:name="T192" style:family="text">
      <style:text-properties officeooo:rsid="014cb576"/>
    </style:style>
    <style:style style:name="T193" style:family="text">
      <style:text-properties officeooo:rsid="0158e016"/>
    </style:style>
    <style:style style:name="T194" style:family="text">
      <style:text-properties officeooo:rsid="015bff8f"/>
    </style:style>
    <style:style style:name="T195" style:family="text">
      <style:text-properties fo:font-size="10pt" officeooo:rsid="001de800" style:font-size-asian="10pt" style:font-size-complex="10pt"/>
    </style:style>
    <style:style style:name="T196" style:family="text">
      <style:text-properties fo:font-size="10pt" officeooo:rsid="01ccfc87" style:font-size-asian="10pt" style:font-size-complex="10pt"/>
    </style:style>
    <style:style style:name="T197" style:family="text">
      <style:text-properties officeooo:rsid="01697e06"/>
    </style:style>
    <style:style style:name="T198" style:family="text">
      <style:text-properties officeooo:rsid="016a6a5a"/>
    </style:style>
    <style:style style:name="T199" style:family="text">
      <style:text-properties style:use-window-font-color="true" fo:font-weight="bold" officeooo:rsid="02394611" style:font-weight-asian="bold" style:font-weight-complex="bold"/>
    </style:style>
    <style:style style:name="T200" style:family="text">
      <style:text-properties style:use-window-font-color="true" fo:font-weight="bold" officeooo:rsid="023a96ec" style:font-weight-asian="bold" style:font-weight-complex="bold"/>
    </style:style>
    <style:style style:name="T201" style:family="text">
      <style:text-properties style:use-window-font-color="true" fo:font-weight="bold" officeooo:rsid="03531856" style:font-weight-asian="bold" style:font-weight-complex="bold"/>
    </style:style>
    <style:style style:name="T202" style:family="text">
      <style:text-properties style:use-window-font-color="true" fo:font-weight="bold" officeooo:rsid="0355a534" style:font-weight-asian="bold" style:font-weight-complex="bold"/>
    </style:style>
    <style:style style:name="T203" style:family="text">
      <style:text-properties style:use-window-font-color="true" fo:font-weight="normal" officeooo:rsid="02394611" style:font-weight-asian="normal" style:font-weight-complex="normal"/>
    </style:style>
    <style:style style:name="T204" style:family="text">
      <style:text-properties style:use-window-font-color="true" fo:font-weight="normal" officeooo:rsid="022d0a2e" style:font-weight-asian="normal" style:font-weight-complex="normal"/>
    </style:style>
    <style:style style:name="T205" style:family="text">
      <style:text-properties style:use-window-font-color="true" fo:font-weight="normal" officeooo:rsid="023a96ec" style:font-weight-asian="normal" style:font-weight-complex="normal"/>
    </style:style>
    <style:style style:name="T206" style:family="text">
      <style:text-properties style:use-window-font-color="true" fo:font-weight="normal" officeooo:rsid="023c49c2" style:font-weight-asian="normal" style:font-weight-complex="normal"/>
    </style:style>
    <style:style style:name="T207" style:family="text">
      <style:text-properties style:use-window-font-color="true" fo:font-weight="normal" officeooo:rsid="02465db5" style:font-weight-asian="normal" style:font-weight-complex="normal"/>
    </style:style>
    <style:style style:name="T208" style:family="text">
      <style:text-properties style:use-window-font-color="true" fo:font-weight="normal" officeooo:rsid="024986a8" style:font-weight-asian="normal" style:font-weight-complex="normal"/>
    </style:style>
    <style:style style:name="T209" style:family="text">
      <style:text-properties style:use-window-font-color="true" fo:font-weight="normal" officeooo:rsid="02562a81" style:font-weight-asian="normal" style:font-weight-complex="normal"/>
    </style:style>
    <style:style style:name="T210" style:family="text">
      <style:text-properties style:use-window-font-color="true" fo:font-weight="normal" officeooo:rsid="02581d7a" style:font-weight-asian="normal" style:font-weight-complex="normal"/>
    </style:style>
    <style:style style:name="T211" style:family="text">
      <style:text-properties style:use-window-font-color="true" fo:font-weight="normal" officeooo:rsid="02599d07" style:font-weight-asian="normal" style:font-weight-complex="normal"/>
    </style:style>
    <style:style style:name="T212" style:family="text">
      <style:text-properties style:use-window-font-color="true" fo:font-weight="normal" officeooo:rsid="025b0707" style:font-weight-asian="normal" style:font-weight-complex="normal"/>
    </style:style>
    <style:style style:name="T213" style:family="text">
      <style:text-properties style:use-window-font-color="true" fo:font-weight="normal" officeooo:rsid="025c903f" style:font-weight-asian="normal" style:font-weight-complex="normal"/>
    </style:style>
    <style:style style:name="T214" style:family="text">
      <style:text-properties style:use-window-font-color="true" fo:font-weight="normal" officeooo:rsid="025cbbf9" style:font-weight-asian="normal" style:font-weight-complex="normal"/>
    </style:style>
    <style:style style:name="T215" style:family="text">
      <style:text-properties style:use-window-font-color="true" fo:font-weight="normal" officeooo:rsid="025e4e2e" style:font-weight-asian="normal" style:font-weight-complex="normal"/>
    </style:style>
    <style:style style:name="T216" style:family="text">
      <style:text-properties style:use-window-font-color="true" fo:font-weight="normal" officeooo:rsid="025effb9" style:font-weight-asian="normal" style:font-weight-complex="normal"/>
    </style:style>
    <style:style style:name="T217" style:family="text">
      <style:text-properties style:use-window-font-color="true" fo:font-weight="normal" officeooo:rsid="02c4f770" style:font-weight-asian="normal" style:font-weight-complex="normal"/>
    </style:style>
    <style:style style:name="T218" style:family="text">
      <style:text-properties style:use-window-font-color="true" fo:font-weight="normal" officeooo:rsid="02c6ec3b" style:font-weight-asian="normal" style:font-weight-complex="normal"/>
    </style:style>
    <style:style style:name="T219" style:family="text">
      <style:text-properties style:use-window-font-color="true" fo:font-weight="normal" officeooo:rsid="034f36d0" style:font-weight-asian="normal" style:font-weight-complex="normal"/>
    </style:style>
    <style:style style:name="T220" style:family="text">
      <style:text-properties style:use-window-font-color="true" fo:font-weight="normal" officeooo:rsid="034ffebd" style:font-weight-asian="normal" style:font-weight-complex="normal"/>
    </style:style>
    <style:style style:name="T221" style:family="text">
      <style:text-properties style:use-window-font-color="true" fo:font-weight="normal" officeooo:rsid="03525407" style:font-weight-asian="normal" style:font-weight-complex="normal"/>
    </style:style>
    <style:style style:name="T222" style:family="text">
      <style:text-properties style:use-window-font-color="true" fo:font-weight="normal" officeooo:rsid="03531856" style:font-weight-asian="normal" style:font-weight-complex="normal"/>
    </style:style>
    <style:style style:name="T223" style:family="text">
      <style:text-properties style:use-window-font-color="true" fo:font-style="italic" fo:font-weight="normal" officeooo:rsid="02465db5" style:font-style-asian="italic" style:font-weight-asian="normal" style:font-style-complex="italic" style:font-weight-complex="normal"/>
    </style:style>
    <style:style style:name="T224" style:family="text">
      <style:text-properties style:use-window-font-color="true" fo:font-style="italic" fo:font-weight="normal" officeooo:rsid="025e4e2e" style:font-style-asian="italic" style:font-weight-asian="normal" style:font-style-complex="italic" style:font-weight-complex="normal"/>
    </style:style>
    <style:style style:name="T225" style:family="text">
      <style:text-properties style:use-window-font-color="true" fo:font-style="italic" fo:font-weight="normal" officeooo:rsid="03525407" style:font-style-asian="italic" style:font-weight-asian="normal" style:font-style-complex="italic" style:font-weight-complex="normal"/>
    </style:style>
    <style:style style:name="T226" style:family="text">
      <style:text-properties style:use-window-font-color="true" fo:font-style="italic" officeooo:rsid="03109329" style:font-style-asian="italic" style:font-style-complex="italic"/>
    </style:style>
    <style:style style:name="T227" style:family="text">
      <style:text-properties style:use-window-font-color="true" officeooo:rsid="029cf861"/>
    </style:style>
    <style:style style:name="T228" style:family="text">
      <style:text-properties style:use-window-font-color="true" officeooo:rsid="03109329"/>
    </style:style>
    <style:style style:name="T229" style:family="text">
      <style:text-properties style:use-window-font-color="true" officeooo:rsid="03114309"/>
    </style:style>
    <style:style style:name="T230" style:family="text">
      <style:text-properties officeooo:rsid="01784ebd"/>
    </style:style>
    <style:style style:name="T231" style:family="text">
      <style:text-properties fo:font-size="12pt" officeooo:rsid="00797e08" style:font-size-asian="12pt" style:font-size-complex="12pt"/>
    </style:style>
    <style:style style:name="T232" style:family="text">
      <style:text-properties fo:font-size="12pt" officeooo:rsid="018659c0" style:font-size-asian="12pt" style:font-size-complex="12pt"/>
    </style:style>
    <style:style style:name="T233" style:family="text">
      <style:text-properties fo:font-size="12pt" officeooo:rsid="01885809" style:font-size-asian="12pt" style:font-size-complex="12pt"/>
    </style:style>
    <style:style style:name="T234" style:family="text">
      <style:text-properties fo:font-size="12pt" officeooo:rsid="0188a4cf" style:font-size-asian="12pt" style:font-size-complex="12pt"/>
    </style:style>
    <style:style style:name="T235" style:family="text">
      <style:text-properties fo:font-size="12pt" officeooo:rsid="01895603" style:font-size-asian="12pt" style:font-size-complex="12pt"/>
    </style:style>
    <style:style style:name="T236" style:family="text">
      <style:text-properties fo:font-size="12pt" officeooo:rsid="018e2be6" style:font-size-asian="12pt" style:font-size-complex="12pt"/>
    </style:style>
    <style:style style:name="T237" style:family="text">
      <style:text-properties fo:font-size="12pt" officeooo:rsid="021acb0b" style:font-size-asian="12pt" style:font-size-complex="12pt"/>
    </style:style>
    <style:style style:name="T238" style:family="text">
      <style:text-properties fo:font-size="12pt" officeooo:rsid="021c899d" style:font-size-asian="12pt" style:font-size-complex="12pt"/>
    </style:style>
    <style:style style:name="T239" style:family="text">
      <style:text-properties fo:font-size="12pt" officeooo:rsid="01f66924" style:font-size-asian="12pt" style:font-size-complex="12pt"/>
    </style:style>
    <style:style style:name="T240" style:family="text">
      <style:text-properties fo:font-size="12pt" officeooo:rsid="021d00a1" style:font-size-asian="12pt" style:font-size-complex="12pt"/>
    </style:style>
    <style:style style:name="T241" style:family="text">
      <style:text-properties fo:font-size="12pt" officeooo:rsid="021e61fd" style:font-size-asian="12pt" style:font-size-complex="12pt"/>
    </style:style>
    <style:style style:name="T242" style:family="text">
      <style:text-properties fo:font-size="12pt" officeooo:rsid="021faa0c" style:font-size-asian="12pt" style:font-size-complex="12pt"/>
    </style:style>
    <style:style style:name="T243" style:family="text">
      <style:text-properties fo:font-size="12pt" officeooo:rsid="021fd2ed" style:font-size-asian="12pt" style:font-size-complex="12pt"/>
    </style:style>
    <style:style style:name="T244" style:family="text">
      <style:text-properties fo:font-size="12pt" officeooo:rsid="021ff260" style:font-size-asian="12pt" style:font-size-complex="12pt"/>
    </style:style>
    <style:style style:name="T245" style:family="text">
      <style:text-properties fo:font-size="12pt" officeooo:rsid="02224fd7" style:font-size-asian="12pt" style:font-size-complex="12pt"/>
    </style:style>
    <style:style style:name="T246" style:family="text">
      <style:text-properties fo:font-size="12pt" officeooo:rsid="02ce683b" style:font-size-asian="12pt" style:font-size-complex="12pt"/>
    </style:style>
    <style:style style:name="T247" style:family="text">
      <style:text-properties fo:font-size="12pt" officeooo:rsid="02cf6de9" style:font-size-asian="12pt" style:font-size-complex="12pt"/>
    </style:style>
    <style:style style:name="T248" style:family="text">
      <style:text-properties fo:font-size="12pt" officeooo:rsid="02d05395" style:font-size-asian="12pt" style:font-size-complex="12pt"/>
    </style:style>
    <style:style style:name="T249" style:family="text">
      <style:text-properties fo:font-size="12pt" officeooo:rsid="02d09aee" style:font-size-asian="12pt" style:font-size-complex="12pt"/>
    </style:style>
    <style:style style:name="T250" style:family="text">
      <style:text-properties fo:font-size="12pt" officeooo:rsid="02d98f7a" style:font-size-asian="12pt" style:font-size-complex="12pt"/>
    </style:style>
    <style:style style:name="T251" style:family="text">
      <style:text-properties fo:font-size="12pt" officeooo:rsid="02db6db4" style:font-size-asian="12pt" style:font-size-complex="12pt"/>
    </style:style>
    <style:style style:name="T252" style:family="text">
      <style:text-properties fo:font-size="12pt" officeooo:rsid="02dcf84a" style:font-size-asian="12pt" style:font-size-complex="12pt"/>
    </style:style>
    <style:style style:name="T253" style:family="text">
      <style:text-properties fo:font-size="12pt" officeooo:rsid="02dedbd6" style:font-size-asian="12pt" style:font-size-complex="12pt"/>
    </style:style>
    <style:style style:name="T254" style:family="text">
      <style:text-properties fo:font-size="12pt" officeooo:rsid="02e015ff" style:font-size-asian="12pt" style:font-size-complex="12pt"/>
    </style:style>
    <style:style style:name="T255" style:family="text">
      <style:text-properties fo:font-size="12pt" officeooo:rsid="02e25ccc" style:font-size-asian="12pt" style:font-size-complex="12pt"/>
    </style:style>
    <style:style style:name="T256" style:family="text">
      <style:text-properties fo:font-size="12pt" officeooo:rsid="02e27295" style:font-size-asian="12pt" style:font-size-complex="12pt"/>
    </style:style>
    <style:style style:name="T257" style:family="text">
      <style:text-properties fo:font-size="12pt" officeooo:rsid="02e2f8e1" style:font-size-asian="12pt" style:font-size-complex="12pt"/>
    </style:style>
    <style:style style:name="T258" style:family="text">
      <style:text-properties fo:font-size="12pt" officeooo:rsid="02f90cea" style:font-size-asian="12pt" style:font-size-complex="12pt"/>
    </style:style>
    <style:style style:name="T259" style:family="text">
      <style:text-properties fo:font-size="12pt" officeooo:rsid="03118f2f" style:font-size-asian="12pt" style:font-size-complex="12pt"/>
    </style:style>
    <style:style style:name="T260" style:family="text">
      <style:text-properties fo:font-size="12pt" officeooo:rsid="03470795" style:font-size-asian="12pt" style:font-size-complex="12pt"/>
    </style:style>
    <style:style style:name="T261" style:family="text">
      <style:text-properties fo:font-size="12pt" fo:font-style="italic" officeooo:rsid="019b45bd" style:font-size-asian="12pt" style:font-style-asian="italic" style:font-size-complex="12pt" style:font-style-complex="italic"/>
    </style:style>
    <style:style style:name="T262" style:family="text">
      <style:text-properties fo:font-size="12pt" fo:font-style="italic" officeooo:rsid="02ce683b" style:font-size-asian="12pt" style:font-style-asian="italic" style:font-size-complex="12pt" style:font-style-complex="italic"/>
    </style:style>
    <style:style style:name="T263" style:family="text">
      <style:text-properties fo:font-size="12pt" fo:font-style="italic" officeooo:rsid="02d09aee" style:font-size-asian="12pt" style:font-style-asian="italic" style:font-size-complex="12pt" style:font-style-complex="italic"/>
    </style:style>
    <style:style style:name="T264" style:family="text">
      <style:text-properties fo:font-size="12pt" fo:font-style="italic" officeooo:rsid="02d26baa" style:font-size-asian="12pt" style:font-style-asian="italic" style:font-size-complex="12pt" style:font-style-complex="italic"/>
    </style:style>
    <style:style style:name="T265" style:family="text">
      <style:text-properties fo:color="#999999" officeooo:rsid="01924fbc"/>
    </style:style>
    <style:style style:name="T266" style:family="text">
      <style:text-properties fo:color="#999999" officeooo:rsid="01929a1f"/>
    </style:style>
    <style:style style:name="T267" style:family="text">
      <style:text-properties fo:color="#999999" fo:font-weight="bold" officeooo:rsid="0194560e" style:font-weight-asian="bold" style:font-weight-complex="bold"/>
    </style:style>
    <style:style style:name="T268" style:family="text">
      <style:text-properties fo:color="#999999" officeooo:rsid="0194560e"/>
    </style:style>
    <style:style style:name="T269" style:family="text">
      <style:text-properties fo:color="#999999" officeooo:rsid="0194ef87"/>
    </style:style>
    <style:style style:name="T270" style:family="text">
      <style:text-properties fo:color="#999999" officeooo:rsid="0194feac"/>
    </style:style>
    <style:style style:name="T271" style:family="text">
      <style:text-properties fo:color="#999999" officeooo:rsid="0195abfd"/>
    </style:style>
    <style:style style:name="T272" style:family="text">
      <style:text-properties fo:color="#999999" officeooo:rsid="01966e3a"/>
    </style:style>
    <style:style style:name="T273" style:family="text">
      <style:text-properties fo:color="#999999" officeooo:rsid="01991e1f"/>
    </style:style>
    <style:style style:name="T274" style:family="text">
      <style:text-properties fo:color="#999999" officeooo:rsid="0199c186"/>
    </style:style>
    <style:style style:name="T275" style:family="text">
      <style:text-properties fo:color="#999999" officeooo:rsid="019cc93c"/>
    </style:style>
    <style:style style:name="T276" style:family="text">
      <style:text-properties fo:color="#999999" officeooo:rsid="01f66924"/>
    </style:style>
    <style:style style:name="T277" style:family="text">
      <style:text-properties fo:color="#999999" officeooo:rsid="01fff94a"/>
    </style:style>
    <style:style style:name="T278" style:family="text">
      <style:text-properties fo:color="#999999" fo:font-weight="normal" officeooo:rsid="023cba8d" style:font-weight-asian="normal" style:font-weight-complex="normal"/>
    </style:style>
    <style:style style:name="T279" style:family="text">
      <style:text-properties fo:color="#999999" fo:font-weight="normal" officeooo:rsid="023f5fc9" style:font-weight-asian="normal" style:font-weight-complex="normal"/>
    </style:style>
    <style:style style:name="T280" style:family="text">
      <style:text-properties fo:color="#999999" fo:font-weight="normal" officeooo:rsid="023fb8b0" style:font-weight-asian="normal" style:font-weight-complex="normal"/>
    </style:style>
    <style:style style:name="T281" style:family="text">
      <style:text-properties fo:color="#999999" fo:font-weight="normal" officeooo:rsid="02c797f8" style:font-weight-asian="normal" style:font-weight-complex="normal"/>
    </style:style>
    <style:style style:name="T282" style:family="text">
      <style:text-properties fo:color="#999999" officeooo:rsid="023fd05b"/>
    </style:style>
    <style:style style:name="T283" style:family="text">
      <style:text-properties fo:color="#999999" fo:font-style="normal" officeooo:rsid="025fd06a" style:font-style-asian="normal" style:font-style-complex="normal"/>
    </style:style>
    <style:style style:name="T284" style:family="text">
      <style:text-properties fo:color="#999999" fo:font-style="normal" officeooo:rsid="0355a534" style:font-style-asian="normal" style:font-style-complex="normal"/>
    </style:style>
    <style:style style:name="T285" style:family="text">
      <style:text-properties fo:color="#999999" fo:font-style="normal" fo:font-weight="normal" officeooo:rsid="02655b98" style:font-style-asian="normal" style:font-weight-asian="normal" style:font-style-complex="normal" style:font-weight-complex="normal"/>
    </style:style>
    <style:style style:name="T286" style:family="text">
      <style:text-properties fo:color="#999999" officeooo:rsid="02cc45e1"/>
    </style:style>
    <style:style style:name="T287" style:family="text">
      <style:text-properties fo:color="#999999" officeooo:rsid="030e18ac"/>
    </style:style>
    <style:style style:name="T288" style:family="text">
      <style:text-properties fo:color="#999999" officeooo:rsid="0355a534"/>
    </style:style>
    <style:style style:name="T289" style:family="text">
      <style:text-properties officeooo:rsid="019cc93c"/>
    </style:style>
    <style:style style:name="T290" style:family="text">
      <style:text-properties officeooo:rsid="01c1a4ab"/>
    </style:style>
    <style:style style:name="T291" style:family="text">
      <style:text-properties officeooo:rsid="01cccfdd"/>
    </style:style>
    <style:style style:name="T292" style:family="text">
      <style:text-properties officeooo:rsid="01ccfc87"/>
    </style:style>
    <style:style style:name="T293" style:family="text">
      <style:text-properties style:font-name="Liberation Sans"/>
    </style:style>
    <style:style style:name="T294" style:family="text">
      <style:text-properties style:font-name="Liberation Sans" fo:font-size="10pt" fo:font-style="italic" officeooo:rsid="01ccfc87" style:font-name-asian="Liberation Mono" style:font-size-asian="10pt" style:font-style-asian="italic" style:font-size-complex="10pt" style:font-style-complex="italic"/>
    </style:style>
    <style:style style:name="T295" style:family="text">
      <style:text-properties style:font-name="Liberation Sans" officeooo:rsid="001de800"/>
    </style:style>
    <style:style style:name="T296" style:family="text">
      <style:text-properties style:font-name="Liberation Sans" officeooo:rsid="014a397d"/>
    </style:style>
    <style:style style:name="T297" style:family="text">
      <style:text-properties style:font-name="Liberation Mono" fo:font-size="10pt" fo:font-style="normal" officeooo:rsid="01ccfc87" style:font-name-asian="Liberation Mono" style:font-size-asian="10pt" style:font-style-asian="normal" style:font-size-complex="10pt" style:font-style-complex="normal"/>
    </style:style>
    <style:style style:name="T298" style:family="text">
      <style:text-properties style:font-name="Liberation Mono" fo:font-size="10pt" fo:font-style="normal" officeooo:rsid="01cdb778" style:font-name-asian="Liberation Mono" style:font-size-asian="10pt" style:font-style-asian="normal" style:font-size-complex="10pt" style:font-style-complex="normal"/>
    </style:style>
    <style:style style:name="T299" style:family="text">
      <style:text-properties style:font-name="Liberation Mono" fo:font-size="10pt" fo:font-style="normal" officeooo:rsid="01dc222c" style:font-name-asian="Liberation Mono" style:font-size-asian="10pt" style:font-style-asian="normal" style:font-size-complex="10pt" style:font-style-complex="normal"/>
    </style:style>
    <style:style style:name="T300" style:family="text">
      <style:text-properties style:font-name="Liberation Mono" fo:font-size="10pt" fo:font-style="normal" officeooo:rsid="010fab9b" style:font-name-asian="Liberation Mono" style:font-size-asian="10pt" style:font-style-asian="normal" style:font-size-complex="10pt" style:font-style-complex="normal"/>
    </style:style>
    <style:style style:name="T301" style:family="text">
      <style:text-properties style:font-name="Liberation Mono" fo:font-size="10pt" fo:font-style="italic" officeooo:rsid="01ccfc87" style:font-name-asian="Liberation Mono" style:font-size-asian="10pt" style:font-style-asian="italic" style:font-size-complex="10pt" style:font-style-complex="italic"/>
    </style:style>
    <style:style style:name="T302" style:family="text">
      <style:text-properties officeooo:rsid="01ed190d"/>
    </style:style>
    <style:style style:name="T303" style:family="text">
      <style:text-properties officeooo:rsid="01f01f27"/>
    </style:style>
    <style:style style:name="T304" style:family="text">
      <style:text-properties fo:font-size="16pt" fo:font-weight="bold" style:font-size-asian="16pt" style:font-weight-asian="bold" style:font-size-complex="16pt" style:font-weight-complex="bold"/>
    </style:style>
    <style:style style:name="T305" style:family="text">
      <style:text-properties fo:font-size="16pt" fo:font-weight="bold" officeooo:rsid="00401c75" style:font-size-asian="16pt" style:font-weight-asian="bold" style:font-size-complex="16pt" style:font-weight-complex="bold"/>
    </style:style>
    <style:style style:name="T306" style:family="text">
      <style:text-properties fo:font-size="16pt" fo:font-weight="normal" style:font-size-asian="16pt" style:font-weight-asian="normal" style:font-size-complex="16pt" style:font-weight-complex="normal"/>
    </style:style>
    <style:style style:name="T307" style:family="text">
      <style:text-properties fo:font-size="16pt" fo:font-style="italic" fo:font-weight="normal" officeooo:rsid="00401c75" style:font-size-asian="16pt" style:font-style-asian="italic" style:font-weight-asian="normal" style:font-size-complex="16pt" style:font-style-complex="italic" style:font-weight-complex="normal"/>
    </style:style>
    <style:style style:name="T308" style:family="text">
      <style:text-properties fo:font-size="16pt" fo:font-style="italic" fo:font-weight="normal" officeooo:rsid="00358cbe" style:font-size-asian="16pt" style:font-style-asian="italic" style:font-weight-asian="normal" style:font-size-complex="16pt" style:font-style-complex="italic" style:font-weight-complex="normal"/>
    </style:style>
    <style:style style:name="T309" style:family="text">
      <style:text-properties fo:font-size="16pt" fo:font-style="italic" fo:font-weight="normal" officeooo:rsid="01460d2b" style:font-size-asian="16pt" style:font-style-asian="italic" style:font-weight-asian="normal" style:font-size-complex="16pt" style:font-style-complex="italic" style:font-weight-complex="normal"/>
    </style:style>
    <style:style style:name="T310" style:family="text">
      <style:text-properties officeooo:rsid="01f66924"/>
    </style:style>
    <style:style style:name="T311" style:family="text">
      <style:text-properties officeooo:rsid="020c36f3"/>
    </style:style>
    <style:style style:name="T312" style:family="text">
      <style:text-properties officeooo:rsid="021acb0b"/>
    </style:style>
    <style:style style:name="T313" style:family="text">
      <style:text-properties officeooo:rsid="0229e344"/>
    </style:style>
    <style:style style:name="T314" style:family="text">
      <style:text-properties fo:color="#006666" fo:font-weight="bold" style:font-weight-asian="bold" style:font-weight-complex="bold"/>
    </style:style>
    <style:style style:name="T315" style:family="text">
      <style:text-properties fo:color="#006666" fo:font-weight="bold" officeooo:rsid="02394611" style:font-weight-asian="bold" style:font-weight-complex="bold"/>
    </style:style>
    <style:style style:name="T316" style:family="text">
      <style:text-properties fo:color="#006666" fo:font-weight="bold" officeooo:rsid="02799c62" style:font-weight-asian="bold" style:font-weight-complex="bold"/>
    </style:style>
    <style:style style:name="T317" style:family="text">
      <style:text-properties fo:color="#006666" fo:font-weight="bold" officeooo:rsid="028bfb5c" style:font-weight-asian="bold" style:font-weight-complex="bold"/>
    </style:style>
    <style:style style:name="T318" style:family="text">
      <style:text-properties fo:color="#006666" fo:font-weight="bold" officeooo:rsid="02d67bfa" style:font-weight-asian="bold" style:font-weight-complex="bold"/>
    </style:style>
    <style:style style:name="T319" style:family="text">
      <style:text-properties fo:color="#006666" fo:font-weight="bold" officeooo:rsid="02fa9a5a" style:font-weight-asian="bold" style:font-weight-complex="bold"/>
    </style:style>
    <style:style style:name="T320" style:family="text">
      <style:text-properties fo:color="#006666" fo:font-weight="bold" officeooo:rsid="031b75af" style:font-weight-asian="bold" style:font-weight-complex="bold"/>
    </style:style>
    <style:style style:name="T321" style:family="text">
      <style:text-properties fo:color="#006666" fo:font-weight="bold" officeooo:rsid="0320c6ff" style:font-weight-asian="bold" style:font-weight-complex="bold"/>
    </style:style>
    <style:style style:name="T322" style:family="text">
      <style:text-properties fo:color="#006666" fo:font-weight="bold" officeooo:rsid="03296515" style:font-weight-asian="bold" style:font-weight-complex="bold"/>
    </style:style>
    <style:style style:name="T323" style:family="text">
      <style:text-properties officeooo:rsid="023a96ec"/>
    </style:style>
    <style:style style:name="T324" style:family="text">
      <style:text-properties officeooo:rsid="02799c62"/>
    </style:style>
    <style:style style:name="T325" style:family="text">
      <style:text-properties officeooo:rsid="0285c3a1"/>
    </style:style>
    <style:style style:name="T326" style:family="text">
      <style:text-properties officeooo:rsid="02928882"/>
    </style:style>
    <style:style style:name="T327" style:family="text">
      <style:text-properties officeooo:rsid="0295b213"/>
    </style:style>
    <style:style style:name="T328" style:family="text">
      <style:text-properties officeooo:rsid="02c4f770"/>
    </style:style>
    <style:style style:name="T329" style:family="text">
      <style:text-properties officeooo:rsid="02d3e62c"/>
    </style:style>
    <style:style style:name="T330" style:family="text">
      <style:text-properties officeooo:rsid="02d67bfa"/>
    </style:style>
    <style:style style:name="T331" style:family="text">
      <style:text-properties officeooo:rsid="02d68721"/>
    </style:style>
    <style:style style:name="T332" style:family="text">
      <style:text-properties officeooo:rsid="02f78335"/>
    </style:style>
    <style:style style:name="T333" style:family="text">
      <style:text-properties officeooo:rsid="02fa9a5a"/>
    </style:style>
    <style:style style:name="T334" style:family="text">
      <style:text-properties officeooo:rsid="03000b89"/>
    </style:style>
    <style:style style:name="T335" style:family="text">
      <style:text-properties officeooo:rsid="03043297"/>
    </style:style>
    <style:style style:name="T336" style:family="text">
      <style:text-properties style:font-name="Liberation Sans"/>
    </style:style>
    <style:style style:name="T337" style:family="text">
      <style:text-properties style:font-name="Liberation Sans" officeooo:rsid="02fa9a5a"/>
    </style:style>
    <style:style style:name="T338" style:family="text">
      <style:text-properties style:font-name="Liberation Sans" officeooo:rsid="03043297"/>
    </style:style>
    <style:style style:name="T339" style:family="text">
      <style:text-properties style:font-name="Liberation Sans" officeooo:rsid="03000b89"/>
    </style:style>
    <style:style style:name="T340" style:family="text">
      <style:text-properties officeooo:rsid="030b576d"/>
    </style:style>
    <style:style style:name="T341" style:family="text">
      <style:text-properties officeooo:rsid="031b75af"/>
    </style:style>
    <style:style style:name="T342" style:family="text">
      <style:text-properties officeooo:rsid="0320c6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K-19006 Various Topics of Civil Engineering: <text:span text:style-name="T2">Python 3 for scientific computing</text:span></text:p>
      <text:p text:style-name="P2">Spring 2018, TUT, Tampere</text:p>
      <text:p text:style-name="P2"/>
      <text:p text:style-name="P4">Published <text:span text:style-name="T187">14</text:span>.2.2018</text:p>
      <text:p text:style-name="P2"/>
      <text:p text:style-name="P3"><text:span text:style-name="T304">Exercise</text:span><text:span text:style-name="T305">s</text:span><text:span text:style-name="T306">,</text:span><text:span text:style-name="T307"> </text:span><text:span text:style-name="T308">lecture </text:span><text:span text:style-name="T309">3</text:span></text:p>
      <text:p text:style-name="P5"/>
      <text:p text:style-name="P5"/>
      <text:list xml:id="list7467029965377343193" text:style-name="L1">
        <text:list-item>
          <text:p text:style-name="P7"><text:span text:style-name="T13">★☆☆ </text:span><text:span text:style-name="T30">Imports.</text:span><text:span text:style-name="T13"><text:line-break/><text:line-break/></text:span><text:span text:style-name="T3">a)</text:span><text:span text:style-name="T13"> Consider the following example, consisting of three files (placed in the same folder):<text:line-break/><text:line-break/></text:span><text:span text:style-name="T173"># a.py</text:span><text:span text:style-name="T295"><text:line-break/></text:span><text:span text:style-name="T168">def</text:span><text:span text:style-name="T295"> hello():<text:line-break/> <text:s text:c="3"/>print(</text:span><text:span text:style-name="T138">"hello from a.py"</text:span><text:span text:style-name="T295">)<text:line-break/><text:line-break/></text:span><text:span text:style-name="T173"># b.py</text:span><text:span text:style-name="T295"><text:line-break/></text:span><text:span text:style-name="T168">def</text:span><text:span text:style-name="T295"> hello():<text:line-break/> <text:s text:c="3"/>print(</text:span><text:span text:style-name="T138">"hello from b.py"</text:span><text:span text:style-name="T295">)<text:line-break/><text:line-break/></text:span><text:span text:style-name="T173"># main.py</text:span><text:span text:style-name="T295"><text:line-break/></text:span><text:span text:style-name="T168">from</text:span><text:span text:style-name="T295"> a </text:span><text:span text:style-name="T168">import</text:span><text:span text:style-name="T295"> *</text:span></text:p>
          <text:p text:style-name="P10">hello()</text:p>
          <text:p text:style-name="P10"><text:span text:style-name="T150">from</text:span> b <text:span text:style-name="T150">import</text:span> *</text:p>
          <text:p text:style-name="P15"><text:span text:style-name="T293">hello()</text:span><text:line-break/><text:line-break/>What is printed <text:span text:style-name="T340">when we run </text:span><text:span text:style-name="T52">main.py</text:span>? Why?<text:line-break/><text:line-break/><text:span text:style-name="T302">Reorganize </text:span><text:span text:style-name="T33">main.py</text:span><text:span text:style-name="T302">, placing both imports at the top. Call both versions of hello().</text:span><text:line-break/><text:line-break/><text:span text:style-name="T8">b)</text:span><text:span text:style-name="T291"> Extract the Unicode names of the following characters, using Python.<text:line-break/></text:span></text:p>
          <text:p text:style-name="P14"><text:span text:style-name="T297">lst = ['</text:span><text:span text:style-name="T301">ℝ</text:span><text:span text:style-name="T297">', '数', 'ℓ', '</text:span><text:span text:style-name="T294">⁂</text:span><text:span text:style-name="T297">', 'あ', 'ℵ', '</text:span><text:span text:style-name="T298">⇨</text:span><text:span text:style-name="T297">', </text:span><text:span text:style-name="T298">'◊', </text:span><text:span text:style-name="T299">'</text:span><text:span text:style-name="T300">※</text:span><text:span text:style-name="T299">',</text:span><text:span text:style-name="T298"> '♬'</text:span><text:span text:style-name="T297">]</text:span><text:span text:style-name="T292"><text:line-break/><text:line-break/>Also available as a .py file here, may work better than copy'n'pasting from the .pdf:<text:line-break/></text:span><text:a xlink:type="simple" xlink:href="https://github.com/Technologicat/python-3-scicomp-intro/blob/master/lecture_slides/ex3_chars.py" text:style-name="Internet_20_link" text:visited-style-name="Visited_20_Internet_20_Link"><text:span text:style-name="T196">https://github.com/Technologicat/python-3-scicomp-intro/blob/master/lecture_slides/ex3_chars.py</text:span></text:a><text:span text:style-name="T292"><text:line-break/><text:line-break/></text:span><text:span text:style-name="T9">c)</text:span><text:span text:style-name="T292"> We have already met the </text:span><text:span text:style-name="T31">math</text:span><text:span text:style-name="T124"> </text:span><text:span text:style-name="T125">module</text:span><text:span text:style-name="T292">. Convert this snippet into working Python code:<text:line-break/></text:span></text:p>
          <text:p text:style-name="P11"><text:span text:style-name="T303">out = []<text:line-break/>n = </text:span><text:span text:style-name="T132">10</text:span><text:span text:style-name="T303"><text:line-break/></text:span><text:span text:style-name="T152">for</text:span><text:span text:style-name="T303"> k </text:span><text:span text:style-name="T152">in</text:span><text:span text:style-name="T303"> range(n+</text:span><text:span text:style-name="T132">1</text:span><text:span text:style-name="T303">):<text:line-break/> <text:s text:c="3"/>x = k/n * </text:span><text:span text:style-name="T132">2</text:span><text:span text:style-name="T303">*pi</text:span></text:p>
          <text:p text:style-name="P12"><text:s text:c="4"/>y = sin(x)<text:line-break/> <text:s text:c="3"/>out.append((x,y))<text:line-break/>print(out)</text:p>
          <text:p text:style-name="P16"><text:line-break/><text:tab/>※ Actual numerics code uses np.linspace and vectorized math, to be covered next week. <text:tab/> <text:s text:c="4"/>Whatever toaster your code runs on, it will always have at least NumPy.</text:p>
          <text:p text:style-name="P51"><text:span text:style-name="T9">d)</text:span><text:span text:style-name="T292"> Colors have many different representations. Conversions between them can be useful.<text:line-break/><text:line-break/>For example, the </text:span><text:a xlink:type="simple" xlink:href="https://en.wikipedia.org/wiki/HSL_and_HSV#HSL" text:style-name="Internet_20_link" text:visited-style-name="Visited_20_Internet_20_Link"><text:span text:style-name="T292">HSL representation</text:span></text:a><text:span text:style-name="T292"> (which Python calls “HLS”) provides a way to parametrically generate different brightnesses that have the same hue; or walk through<text:line-break/>hues like in a rainbow, while keeping the same brightness and saturation. This can be<text:line-break/>useful in visualizations. However, the commonly used input format is </text:span><text:a xlink:type="simple" xlink:href="https://en.wikipedia.org/wiki/RGB_color_model" text:style-name="Internet_20_link" text:visited-style-name="Visited_20_Internet_20_Link"><text:span text:style-name="T292">RGB</text:span></text:a><text:span text:style-name="T292">.<text:line-break/><text:line-break/>See the </text:span><text:span text:style-name="T31">colorsys</text:span><text:span text:style-name="T292"> module (for Python </text:span><text:span text:style-name="T9">3</text:span><text:span text:style-name="T292">), and convert the RGBA color </text:span><text:span text:style-name="T137">'#6fa3f0ff'</text:span><text:span text:style-name="T292"> into HLS.<text:line-break/>Here the input format is #rrggbbaa (the hash is literal; then two hex digits per component); discard the alpha (opacity) component.<text:line-break/><text:line-break/>You will first need to extract the R, G and B components from the input string, and convert them into the format the appropriate conversion function in </text:span><text:span text:style-name="T31">colorsys</text:span><text:span text:style-name="T292"> expects.<text:line-break/><text:line-break/>(</text:span><text:span text:style-name="T31">Hint: </text:span><text:span text:style-name="T32">the </text:span><text:span text:style-name="T31">int </text:span><text:span text:style-name="T32">constructor.</text:span><text:span text:style-name="T292">)<text:line-break/><text:line-break/><text:tab/>※ HSL is not perceptually accurate (</text:span><text:a xlink:type="simple" xlink:href="https://xkcd.com/1882/" text:style-name="Internet_20_link" text:visited-style-name="Visited_20_Internet_20_Link"><text:span text:style-name="T292">relevant XKCD</text:span></text:a><text:span text:style-name="T292">), but often good enough.<text:line-break/><text:tab/> <text:s text:c="4"/>There are color systems specifically designed to take into account the behavior<text:line-break/><text:tab/> <text:s text:c="4"/>of the human visual system, such as </text:span><text:a xlink:type="simple" xlink:href="https://en.wikipedia.org/wiki/Lab_color_space" text:style-name="Internet_20_link" text:visited-style-name="Visited_20_Internet_20_Link"><text:span text:style-name="T292">CIELAB</text:span></text:a><text:span text:style-name="T292">. On the topic of data visualization,<text:line-break/><text:tab/> <text:s text:c="4"/></text:span><text:a xlink:type="simple" xlink:href="https://jakevdp.github.io/blog/2014/10/16/how-bad-is-your-colormap/" text:style-name="Internet_20_link" text:visited-style-name="Visited_20_Internet_20_Link"><text:span text:style-name="T292">How bad is your colormap</text:span></text:a><text:span text:style-name="T292">? (If it is, one solution for that is </text:span><text:a xlink:type="simple" xlink:href="https://github.com/bokeh/colorcet" text:style-name="Internet_20_link" text:visited-style-name="Visited_20_Internet_20_Link"><text:span text:style-name="T292">colorcet</text:span></text:a><text:span text:style-name="T292">.)</text:span></text:p>
          <text:p text:style-name="P17"/>
        </text:list-item>
        <text:list-item>
          <text:p text:style-name="P18"><text:span text:style-name="T13">★☆☆ </text:span><text:span text:style-name="T15">Of Unicode sandwiches </text:span><text:span text:style-name="T34">and I/O</text:span><text:span text:style-name="T15">.</text:span><text:span text:style-name="T13"><text:line-break/><text:line-break/>Download this data file (utf-8):<text:line-break/><text:line-break/></text:span><text:a xlink:type="simple" xlink:href="https://github.com/Technologicat/python-3-scicomp-intro/blob/master/examples/data/utf8_text_file.txt" text:style-name="Internet_20_link" text:visited-style-name="Visited_20_Internet_20_Link"><text:span text:style-name="T195">https://github.com/Technologicat/python-3-scicomp-intro/blob/master/examples/data/utf8_text_file.txt</text:span></text:a></text:p>
          <text:p text:style-name="P20"/>
          <text:p text:style-name="P19"><text:span text:style-name="T10">a)</text:span><text:span text:style-name="T310"> Using </text:span><text:span text:style-name="T153">with</text:span><text:span text:style-name="T310">, </text:span><text:span text:style-name="T10">open</text:span><text:span text:style-name="T310">, and a </text:span><text:span text:style-name="T153">for</text:span><text:span text:style-name="T310"> loop, read the file line-by-line into a new list. Print the list to verify it loaded correctly.<text:line-break/><text:line-break/></text:span><text:span text:style-name="T276">(If you have a different font and some characters </text:span><text:span text:style-name="T287">are not available</text:span><text:span text:style-name="T276">, it doesn't matter, as long as most of </text:span><text:span text:style-name="T277">the file</text:span><text:span text:style-name="T276"> looks fine. But pay attention to äöå; if the encoding is wrong, scandinavic characters will reveal that, </text:span><text:span text:style-name="T287">since</text:span><text:span text:style-name="T276"> they will then show as gibberish.)</text:span><text:span text:style-name="T310"><text:line-break/><text:line-break/></text:span><text:span text:style-name="T10">b)</text:span><text:span text:style-name="T310"> Modify your program:<text:line-break/><text:line-break/>Append, insert, replace or delete some lines after the list is loaded. Save the result under a different filename (similarly using </text:span><text:span text:style-name="T153">with</text:span><text:span text:style-name="T310">, </text:span><text:span text:style-name="T10">open</text:span><text:span text:style-name="T310">, and a </text:span><text:span text:style-name="T153">for</text:span><text:span text:style-name="T310"> loop).<text:line-break/><text:line-break/>For saving, the </text:span><text:span text:style-name="T10">open</text:span><text:span text:style-name="T310"> mode is </text:span><text:span text:style-name="T139">'wt'</text:span><text:span text:style-name="T310"> for “write text”. As for how to write into the file, invoke help on the file object you get from </text:span><text:span text:style-name="T10">open</text:span><text:span text:style-name="T310">; you can do that already when you have the file open for reading (e.g. in the REPL!). Alternatively, look at help(open); the types it can return are documented near the end. (Yet alternatively, search the internet.)<text:line-break/><text:line-break/></text:span><text:span text:style-name="T10">c)</text:span><text:span text:style-name="T310"> Replace the </text:span><text:span text:style-name="T153">for</text:span><text:span text:style-name="T310"> loop reading the file with a list comprehension. In your opinion, does the resulting code look more readable, or less?<text:line-break/></text:span></text:p>
          <text:list>
            <text:list-header>
              <text:p text:style-name="P19"><text:span text:style-name="T310">※ In numerical code, direct file access with </text:span><text:span text:style-name="T10">open</text:span><text:span text:style-name="T310"> is rather rare, but it is useful for other<text:line-break/> <text:s text:c="4"/>use cases. For numerical data, we will cover typical save/load approaches later.<text:line-break/></text:span></text:p>
            </text:list-header>
          </text:list>
        </text:list-item>
        <text:list-item>
          <text:p text:style-name="P22"><text:soft-page-break/><text:span text:style-name="T13">★★☆ </text:span><text:span text:style-name="T14">Language features.</text:span><text:line-break/><text:line-break/><text:span text:style-name="T41">[</text:span><text:span text:style-name="T43">Here t</text:span><text:span text:style-name="T41">h</text:span><text:span text:style-name="T43">e explanations may be</text:span><text:span text:style-name="T41"> long, but each item is short to do.]</text:span><text:span text:style-name="T326"><text:line-break/></text:span></text:p>
          <text:p text:style-name="P23"><text:span text:style-name="T11">a)</text:span> <text:span text:style-name="T14">Acronym fight! LBYL vs. EAFP</text:span><text:line-break/><text:line-break/><text:span text:style-name="T325">To look at error handling approaches, we will use a technique known in </text:span><text:a xlink:type="simple" xlink:href="https://en.wikipedia.org/wiki/Unit_testing" text:style-name="Internet_20_link" text:visited-style-name="Visited_20_Internet_20_Link"><text:span text:style-name="T325">unit testing</text:span></text:a><text:span text:style-name="T325"> as </text:span><text:a xlink:type="simple" xlink:href="https://stackoverflow.com/questions/2665812/what-is-mocking" text:style-name="Internet_20_link" text:visited-style-name="Visited_20_Internet_20_Link"><text:span text:style-name="T59">mocking</text:span></text:a><text:span text:style-name="T313">, where we replace irrelevant parts of the system by </text:span><text:a xlink:type="simple" xlink:href="https://en.wikipedia.org/wiki/Mock_object" text:style-name="Internet_20_link" text:visited-style-name="Visited_20_Internet_20_Link"><text:span text:style-name="T38">mock objects</text:span></text:a><text:span text:style-name="T313">. The terminology comes from object-oriented programming, but the idea applies generally.<text:line-break/><text:line-break/>A mock object emulates the interface of “the real thing”, but provides only the minimal functionality that is needed to perform the test. (In unit testing, the mock object represents<text:line-break/>a part of the system that is external to the unit being tested., but that's immaterial here.)<text:line-break/><text:line-break/>Since we concentrate on error handling, we need a function that can succeed or fail. For the </text:span><text:span text:style-name="T38">Look Before You Leap (LBYL)</text:span><text:span text:style-name="T313"> paradigm, the function should return truthy on success, falsey<text:line-break/>on failure. In the real world, it would have some </text:span><text:a xlink:type="simple" xlink:href="https://en.wikipedia.org/wiki/Side_effect_(computer_science)" text:style-name="Internet_20_link" text:visited-style-name="Visited_20_Internet_20_Link"><text:span text:style-name="T313">side effects</text:span></text:a><text:span text:style-name="T313"> (including output arguments)<text:line-break/>to perform useful work, but we can ignore that in the mock. Here is what we will need:<text:line-break/></text:span></text:p>
          <text:p text:style-name="P24"><text:span text:style-name="T155">import</text:span><text:span text:style-name="T324"> random<text:line-break/><text:line-break/></text:span><text:span text:style-name="T155">def</text:span><text:span text:style-name="T324"> </text:span><text:span text:style-name="T316">random_failure</text:span><text:span text:style-name="T324">(p): <text:s text:c="12"/></text:span><text:span text:style-name="T174"># p ∈ (0,1); probability of failure</text:span><text:span text:style-name="T324"><text:line-break/> <text:s text:c="3"/></text:span><text:span text:style-name="T155">if</text:span><text:span text:style-name="T324"> random.uniform(</text:span><text:span text:style-name="T133">0</text:span><text:span text:style-name="T324">, </text:span><text:span text:style-name="T133">1</text:span><text:span text:style-name="T324">) &lt; p: <text:s/></text:span><text:span text:style-name="T174"># failed?</text:span><text:span text:style-name="T324"><text:line-break/> <text:s text:c="7"/></text:span><text:span text:style-name="T155">return</text:span><text:span text:style-name="T324"> </text:span><text:span text:style-name="T155">False</text:span><text:span text:style-name="T324"><text:line-break/> <text:s text:c="3"/></text:span><text:span text:style-name="T155">else</text:span><text:span text:style-name="T324">:</text:span></text:p>
          <text:p text:style-name="P24"><text:span text:style-name="T324"><text:s text:c="8"/></text:span><text:span text:style-name="T155">return</text:span><text:span text:style-name="T324"> </text:span><text:span text:style-name="T155">True</text:span><text:span text:style-name="T324"><text:line-break/><text:line-break/></text:span><text:span text:style-name="T155">class</text:span><text:span text:style-name="T324"> </text:span><text:span text:style-name="T317">DeterministicF</text:span><text:span text:style-name="T316">ailure</text:span><text:span text:style-name="T324">: <text:s text:c="3"/></text:span><text:span text:style-name="T174"># doing this needs state, so let's use a class</text:span><text:span text:style-name="T324"><text:line-break/> <text:s text:c="3"/></text:span><text:span text:style-name="T155">def</text:span><text:span text:style-name="T324"> </text:span><text:span text:style-name="T316">__init__</text:span><text:span text:style-name="T324">(</text:span><text:span text:style-name="T39">self</text:span><text:span text:style-name="T324">, n, k=0):<text:line-break/> <text:s text:c="7"/></text:span><text:span text:style-name="T39">self</text:span><text:span text:style-name="T324">.n = n <text:s text:c="10"/></text:span><text:span text:style-name="T174"># every nth call will fail</text:span><text:span text:style-name="T324"><text:line-break/> <text:s text:c="7"/></text:span><text:span text:style-name="T39">self</text:span><text:span text:style-name="T324">.k = k % n <text:s text:c="3"/></text:span><text:span text:style-name="T174"># 0, 1, …, n-1; the index of the current call</text:span><text:span text:style-name="T324"><text:line-break/> <text:s text:c="3"/></text:span><text:span text:style-name="T155">def</text:span><text:span text:style-name="T324"> </text:span><text:span text:style-name="T316">__call__</text:span><text:span text:style-name="T324">(</text:span><text:span text:style-name="T39">self</text:span><text:span text:style-name="T324">): <text:s text:c="3"/></text:span><text:span text:style-name="T174"># magic method that makes instances of this class </text:span><text:span text:style-name="T175">callable</text:span><text:span text:style-name="T324"><text:line-break/> <text:s text:c="7"/>oldk = </text:span><text:span text:style-name="T39">self</text:span><text:span text:style-name="T324">.k<text:line-break/> <text:s text:c="7"/></text:span><text:span text:style-name="T39">self</text:span><text:span text:style-name="T324">.k = (</text:span><text:span text:style-name="T39">self</text:span><text:span text:style-name="T324">.k + </text:span><text:span text:style-name="T133">1</text:span><text:span text:style-name="T324">) % </text:span><text:span text:style-name="T39">self</text:span><text:span text:style-name="T324">.n<text:line-break/> <text:s text:c="7"/></text:span><text:span text:style-name="T155">if</text:span><text:span text:style-name="T324"> oldk % </text:span><text:span text:style-name="T39">self</text:span><text:span text:style-name="T324">.n == </text:span><text:span text:style-name="T133">0</text:span><text:span text:style-name="T324">:<text:line-break/> <text:s text:c="11"/></text:span><text:span text:style-name="T155">return</text:span><text:span text:style-name="T324"> </text:span><text:span text:style-name="T155">False</text:span><text:span text:style-name="T324"><text:line-break/> <text:s text:c="7"/></text:span><text:span text:style-name="T155">else</text:span><text:span text:style-name="T324">:</text:span></text:p>
          <text:p text:style-name="P28"><text:span text:style-name="T324"><text:s text:c="12"/></text:span><text:span text:style-name="T155">return</text:span><text:span text:style-name="T324"> </text:span><text:span text:style-name="T155">True</text:span><text:span text:style-name="T324"><text:line-break/><text:line-break/>Armed with this:<text:line-break/><text:line-break/><text:tab/>● Create a function, and in it, perform three randomly failing operations. Each time,<text:line-break/> <text:s text:c="15"/>check the return value , and use </text:span><text:span text:style-name="T155">if</text:span><text:span text:style-name="T324"> statements to decide whether your function<text:line-break/> <text:s text:c="15"/>should proceed, or finish by </text:span><text:span text:style-name="T155">return</text:span><text:span text:style-name="T324">. Avoid nesting. (</text:span><text:span text:style-name="T39">Hint: </text:span><text:span text:style-name="T40">organize appropriately;</text:span></text:p>
          <text:list>
            <text:list-header>
              <text:p text:style-name="P28"><text:span text:style-name="T39"><text:s text:c="10"/></text:span><text:span text:style-name="T165">else</text:span><text:span text:style-name="T39"> blocks </text:span><text:span text:style-name="T40">are </text:span><text:span text:style-name="T72">not </text:span><text:span text:style-name="T44">strictly </text:span><text:span text:style-name="T40">needed for this</text:span><text:span text:style-name="T39">.</text:span><text:span text:style-name="T324">)</text:span></text:p>
              <text:list>
                <text:list-header>
                  <text:p text:style-name="P25"><text:span text:style-name="T324">● Try the same with the deterministically failing computation. The class behaves like a<text:line-break/> <text:s text:c="3"/>function factory; </text:span><text:span text:style-name="T39">f = DeterministicFailure(3)</text:span><text:span text:style-name="T324"> will return a function instance that fails<text:line-break/> <text:s text:c="3"/>every third time it is called. The call syntax is just </text:span><text:span text:style-name="T39">f()</text:span><text:span text:style-name="T324">, since the only parameter is </text:span><text:span text:style-name="T39">self</text:span><text:span text:style-name="T324">.</text:span></text:p>
                </text:list-header>
              </text:list>
            </text:list-header>
          </text:list>
          <text:p text:style-name="P27"/>
          <text:p text:style-name="P27"><text:soft-page-break/><text:span text:style-name="T327">So, that's how LBYL code typically looks – assuming that the programmer has at all bothered to implement error handling. (If not, the end result is anything but robust!)<text:line-break/><text:line-break/>Next, let's try </text:span><text:span text:style-name="T42">Easier to Ask for Forgiveness than Permission (EAFP)</text:span><text:span text:style-name="T327">, using exceptions. We will need to change our mock objects to conform to this paradigm, since the semantics are different: the return value no longer signals errors, and (in the real world) can be used to pass data.<text:line-break/>(Note especially that since the return value can be any Python object, including containers – and </text:span><text:span text:style-name="T156">return</text:span><text:span text:style-name="T327"> does not make a copy – most often there is no need for output arguments!)<text:line-break/><text:line-break/>Here are the updated mocks:<text:line-break/><text:line-break/></text:span><text:span text:style-name="T155">import</text:span><text:span text:style-name="T324"> random<text:line-break/><text:line-break/></text:span><text:span text:style-name="T155">def</text:span><text:span text:style-name="T324"> </text:span><text:span text:style-name="T316">random_failure</text:span><text:span text:style-name="T324">(p): <text:s text:c="12"/></text:span><text:span text:style-name="T174"># p ∈ (0,1); probability of failure</text:span><text:span text:style-name="T324"><text:line-break/> <text:s text:c="3"/></text:span><text:span text:style-name="T155">if</text:span><text:span text:style-name="T324"> random.uniform(</text:span><text:span text:style-name="T133">0</text:span><text:span text:style-name="T324">, </text:span><text:span text:style-name="T133">1</text:span><text:span text:style-name="T324">) &lt; p: <text:s/></text:span><text:span text:style-name="T174"># failed?<text:line-break/> <text:s text:c="7"/></text:span><text:span text:style-name="T157">raise</text:span><text:span text:style-name="T227"> RuntimeError(</text:span><text:span text:style-name="T140">'</text:span><text:span text:style-name="T143">Random failure triggered, </text:span><text:span text:style-name="T145">p = {:g}</text:span><text:span text:style-name="T140">'</text:span><text:span text:style-name="T227">.</text:span><text:span text:style-name="T229">format(p))</text:span><text:span text:style-name="T324"><text:line-break/><text:line-break/></text:span><text:span text:style-name="T155">class</text:span><text:span text:style-name="T324"> </text:span><text:span text:style-name="T317">DeterministicF</text:span><text:span text:style-name="T316">ailure</text:span><text:span text:style-name="T324">: <text:s text:c="3"/></text:span><text:span text:style-name="T174"># doing this needs state, so let's use a class</text:span><text:span text:style-name="T324"><text:line-break/> <text:s text:c="3"/></text:span><text:span text:style-name="T155">def</text:span><text:span text:style-name="T324"> </text:span><text:span text:style-name="T316">__init__</text:span><text:span text:style-name="T324">(</text:span><text:span text:style-name="T39">self</text:span><text:span text:style-name="T324">, n, k=0):<text:line-break/> <text:s text:c="7"/></text:span><text:span text:style-name="T39">self</text:span><text:span text:style-name="T324">.n = n <text:s text:c="10"/></text:span><text:span text:style-name="T174"># every nth call will fail</text:span><text:span text:style-name="T324"><text:line-break/> <text:s text:c="7"/></text:span><text:span text:style-name="T39">self</text:span><text:span text:style-name="T324">.k = k % n <text:s text:c="3"/></text:span><text:span text:style-name="T174"># 0, 1, …, n-1; the index of the current call</text:span><text:span text:style-name="T324"><text:line-break/> <text:s text:c="3"/></text:span><text:span text:style-name="T155">def</text:span><text:span text:style-name="T324"> </text:span><text:span text:style-name="T316">__call__</text:span><text:span text:style-name="T324">(</text:span><text:span text:style-name="T39">self</text:span><text:span text:style-name="T324">): <text:s text:c="3"/></text:span><text:span text:style-name="T174"># magic method that makes instances of this class </text:span><text:span text:style-name="T175">callable</text:span><text:span text:style-name="T324"><text:line-break/> <text:s text:c="7"/>oldk = </text:span><text:span text:style-name="T39">self</text:span><text:span text:style-name="T324">.k<text:line-break/> <text:s text:c="7"/></text:span><text:span text:style-name="T39">self</text:span><text:span text:style-name="T324">.k = (</text:span><text:span text:style-name="T39">self</text:span><text:span text:style-name="T324">.k + </text:span><text:span text:style-name="T133">1</text:span><text:span text:style-name="T324">) % </text:span><text:span text:style-name="T39">self</text:span><text:span text:style-name="T324">.n<text:line-break/> <text:s text:c="7"/></text:span><text:span text:style-name="T155">if</text:span><text:span text:style-name="T324"> oldk % </text:span><text:span text:style-name="T39">self</text:span><text:span text:style-name="T324">.n == </text:span><text:span text:style-name="T133">0</text:span><text:span text:style-name="T324">:<text:line-break/> <text:s text:c="3"/></text:span><text:span text:style-name="T174"><text:s text:c="8"/></text:span><text:span text:style-name="T157">raise</text:span><text:span text:style-name="T227"> RuntimeError(</text:span><text:span text:style-name="T140">'</text:span><text:span text:style-name="T143">Deterministic failure triggered, </text:span><text:span text:style-name="T144">n = {:d}</text:span><text:span text:style-name="T140">'</text:span><text:span text:style-name="T227">.</text:span><text:span text:style-name="T228">format(</text:span><text:span text:style-name="T226">self</text:span><text:span text:style-name="T228">.n)</text:span><text:span text:style-name="T227">)</text:span><text:span text:style-name="T324"><text:line-break/><text:line-break/>Note especially that the paradigm change simplified the structure of the mocks; the </text:span><text:span text:style-name="T155">else</text:span><text:span text:style-name="T324"> blocks have vanished. Often, if a paradigm change makes code shorter, it indicates that the new paradigm is a better fit to the structure of the problem.<text:line-break/><text:line-break/>The above however pales in comparison to the simplification at the calling end:<text:line-break/><text:line-break/><text:tab/>● Create a function, and in it, perform three randomly failing operations. Use the<text:line-break/> <text:s text:c="15"/></text:span><text:span text:style-name="T155">try</text:span><text:span text:style-name="T324">/</text:span><text:span text:style-name="T155">except</text:span><text:span text:style-name="T324"> construct to catch </text:span><text:span text:style-name="T39">RuntimeError</text:span><text:span text:style-name="T324"> (catch no other exceptions!).<text:line-break/><text:tab/>● Do the same for the deterministically failing computation, but this time, make the<text:line-break/><text:tab/> <text:s text:c="3"/></text:span><text:span text:style-name="T39">second</text:span><text:span text:style-name="T324"> call fail by setting the initial value of the counter </text:span><text:span text:style-name="T39">k</text:span><text:span text:style-name="T324"> to </text:span><text:span text:style-name="T39">n</text:span><text:span text:style-name="T324"> - </text:span><text:span text:style-name="T134">1</text:span><text:span text:style-name="T324"> = </text:span><text:span text:style-name="T134">2</text:span><text:span text:style-name="T324"> when you<text:line-break/> <text:s text:c="15"/>create your instance of the </text:span><text:span text:style-name="T76">DeterministicFailure</text:span><text:span text:style-name="T324"> object.<text:line-break/><text:line-break/>Having done that, here are the important questions:<text:line-break/><text:line-break/><text:tab/>● What is the fraction of program length (lines of code) that performs error handling<text:line-break/><text:tab/> <text:s text:c="3"/>in each of the paradigms? (Some rough approximation is fine.)<text:line-break/><text:tab/>● Concerning the handling of a specific kind (type) of error: if there are several places<text:line-break/><text:tab/> <text:s text:c="3"/>in the computation that may trigger it, what do you notice about the error handling <text:line-break/><text:tab/> <text:s text:c="3"/>code for it in each of the two paradigms?<text:line-break/><text:tab/>● If the programmer does not bother to catch errors, do the resulting programs behave<text:line-break/><text:tab/> <text:s text:c="3"/>similarly, or differently, in the two paradigms? If differently, how? (Test, or deduce;<text:line-break/><text:tab/> <text:s text:c="3"/>either way is fine.)</text:span></text:p>
          <text:p text:style-name="P52"><text:span text:style-name="T11">b)</text:span> <text:span text:style-name="T36">L</text:span><text:span text:style-name="T14">exical vs. dynamic scoping.</text:span><text:line-break/><text:line-break/><text:span text:style-name="T312">Python uses lexical scoping, but it is possible to emulate dynamic scoping. For that, we have</text:span><text:span text:style-name="T237"> </text:span><text:a xlink:type="simple" xlink:href="https://stackoverflow.com/a/2002140" text:style-name="Internet_20_link" text:visited-style-name="Visited_20_Internet_20_Link"><text:span text:style-name="T248">t</text:span></text:a><text:a xlink:type="simple" xlink:href="https://stackoverflow.com/a/2002140" text:style-name="Internet_20_link" text:visited-style-name="Visited_20_Internet_20_Link"><text:span text:style-name="T237">his StackOverflow answer</text:span></text:a><text:span text:style-name="T312"> packaged into a module </text:span><text:span text:style-name="T37">dynscope.py</text:span><text:span text:style-name="T312">, available for download here:</text:span></text:p>
          <text:p text:style-name="P26"><text:span text:style-name="T312"><text:line-break/></text:span><text:a xlink:type="simple" xlink:href="https://github.com/Technologicat/python-3-scicomp-intro/tree/master/examples/dynamic_scoping_emulation" text:style-name="Internet_20_link" text:visited-style-name="Visited_20_Internet_20_Link"><text:span text:style-name="T195">https://github.com/Technologicat/python-3-scicomp-intro/tree/master/examples/dynamic_scoping_emulation</text:span></text:a></text:p>
          <text:p text:style-name="P29"><text:span text:style-name="T231"><text:line-break/></text:span><text:span text:style-name="T247">F</text:span><text:span text:style-name="T246">or </text:span><text:span text:style-name="T259">usage instructions</text:span><text:span text:style-name="T247">, s</text:span><text:span text:style-name="T246">ee </text:span><text:span text:style-name="T262">main.py</text:span><text:span text:style-name="T246"> </text:span><text:span text:style-name="T247">in the same folder, </text:span><text:span text:style-name="T259">and help(dynscope) once downloaded.</text:span><text:span text:style-name="T231"><text:line-break/><text:line-break/><text:line-break/></text:span><text:span text:style-name="T248">M</text:span><text:span text:style-name="T237">odify </text:span><text:span text:style-name="T250">both</text:span><text:span text:style-name="T237"> example programs from lecture 3, slide 26, to use dyn</text:span><text:span text:style-name="T248">amic</text:span><text:span text:style-name="T249">ally</text:span><text:span text:style-name="T248"> </text:span><text:span text:style-name="T237">scop</text:span><text:span text:style-name="T249">ed variables<text:line-break/>as provided by </text:span><text:span text:style-name="T263">dynscope.py</text:span><text:span text:style-name="T237">. </text:span><text:span text:style-name="T248">Verify that the second program now works.</text:span><text:span text:style-name="T237"><text:line-break/><text:line-break/></text:span><text:span text:style-name="T248">Does the first program still work? Why or why not?</text:span><text:span text:style-name="T237"><text:line-break/><text:line-break/><text:line-break/></text:span><text:span text:style-name="T249">(</text:span><text:span text:style-name="T264">Practical h</text:span><text:span text:style-name="T263">int: </text:span><text:span text:style-name="T264">save all three</text:span><text:span text:style-name="T263"> programs in</text:span><text:span text:style-name="T264">to</text:span><text:span text:style-name="T263"> the same folder; </text:span><text:span text:style-name="T264">easiest for </text:span><text:span text:style-name="T170">import</text:span><text:span text:style-name="T264">ing dynscope</text:span><text:span text:style-name="T263">.</text:span><text:span text:style-name="T264">)</text:span><text:span text:style-name="T237"><text:line-break/></text:span><text:span text:style-name="T238"><text:line-break/><text:tab/></text:span><text:span text:style-name="T239">※ </text:span><text:span text:style-name="T238">This </text:span><text:span text:style-name="T242">can be</text:span><text:span text:style-name="T238"> useful if you have several layers of functions, and you need to pass in<text:line-break/><text:tab/> <text:s text:c="4"/></text:span><text:span text:style-name="T242">some </text:span><text:span text:style-name="T238">data to the innermost layer, and don't really want to modify the parameter list<text:line-break/><text:tab/> <text:s text:c="4"/></text:span><text:span text:style-name="T243">at </text:span><text:span text:style-name="T238">each level. </text:span><text:span text:style-name="T244">(Plotter options </text:span><text:span text:style-name="T256">in a </text:span><text:span text:style-name="T245">heavily structured </text:span><text:span text:style-name="T256">solver </text:span><text:span text:style-name="T244">come to mind – </text:span><text:span text:style-name="T258">set at the<text:line-break/><text:tab/> <text:s text:c="4"/>outermost level, needed at an inner level</text:span><text:span text:style-name="T244">.)</text:span><text:span text:style-name="T238"><text:line-break/><text:line-break/><text:tab/> <text:s text:c="4"/>Dynamically scoped variables are here </text:span><text:span text:style-name="T244">a </text:span><text:span text:style-name="T238">cleaner </text:span><text:span text:style-name="T244">solution </text:span><text:span text:style-name="T238">than lexical global<text:line-break/><text:tab/> <text:s text:c="4"/>variable</text:span><text:span text:style-name="T244">s</text:span><text:span text:style-name="T238">, because they will go out of scope (and </text:span><text:span text:style-name="T241">hence, automatically </text:span><text:span text:style-name="T238">vanis</text:span><text:span text:style-name="T244">h</text:span><text:span text:style-name="T240"><text:line-break/><text:tab/> <text:s text:c="4"/>from polluting the global namespace</text:span><text:span text:style-name="T238">) </text:span><text:span text:style-name="T241">as soon as</text:span><text:span text:style-name="T238"> the relevant code block exits.<text:line-break/><text:line-break/><text:tab/> <text:s text:c="4"/></text:span><text:span text:style-name="T251">Also, they are easily shared between functions in different modules, if both modules<text:line-break/><text:tab/> <text:s text:c="4"/></text:span><text:span text:style-name="T171">import</text:span><text:span text:style-name="T251"> dynscope. (But if you do this, be sure to document it </text:span><text:span text:style-name="T252">in a comment</text:span><text:span text:style-name="T251">; otherwise<text:line-break/><text:tab/> <text:s text:c="4"/>it will be almost impossible to </text:span><text:span text:style-name="T253">later </text:span><text:span text:style-name="T251">know </text:span><text:span text:style-name="T253">where </text:span><text:span text:style-name="T251">the </text:span><text:span text:style-name="T254">values for those variables </text:span><text:span text:style-name="T255">come<text:line-break/> <text:tab/> <text:s text:c="4"/>from. </text:span><text:span text:style-name="T257">This is one reason why lexically scoped variables are almost always better.</text:span><text:span text:style-name="T254">)</text:span><text:line-break/></text:p>
          <text:p text:style-name="P30"><text:span text:style-name="T11"/></text:p>
          <text:p text:style-name="P54"><text:span text:style-name="T11">c)</text:span> <text:span text:style-name="T36">D</text:span><text:span text:style-name="T14">uck typing. </text:span><text:span text:style-name="T47">[</text:span><text:span text:style-name="T49">To analyze this </text:span><text:span text:style-name="T50">code</text:span><text:span text:style-name="T49">, keep in mind lectures 2–3, and </text:span><text:span text:style-name="T60">callable</text:span><text:span text:style-name="T49"> from ex. 3.</text:span><text:span text:style-name="T47">]</text:span><text:line-break/><text:line-break/><text:span text:style-name="T333">Consider this program:<text:line-break/><text:line-break/></text:span><text:span text:style-name="T172">def</text:span><text:span text:style-name="T337"> f(a):<text:line-break/> <text:s text:c="3"/>print(a)<text:line-break/></text:span></text:p>
          <text:p text:style-name="P47"><text:span text:style-name="T160">def</text:span><text:span text:style-name="T333"> g(a, b):</text:span></text:p>
          <text:p text:style-name="P47"><text:s text:c="4"/><text:span text:style-name="T333">print(a, b)<text:line-break/><text:line-break/></text:span><text:span text:style-name="T160">class</text:span><text:span text:style-name="T333"> </text:span><text:span text:style-name="T319">Frizzle</text:span><text:span text:style-name="T333">:<text:line-break/> <text:s text:c="3"/></text:span><text:span text:style-name="T160">def</text:span><text:span text:style-name="T333"> </text:span><text:span text:style-name="T319">__init__</text:span><text:span text:style-name="T333">(</text:span><text:span text:style-name="T48">self</text:span><text:span text:style-name="T333">, a):</text:span></text:p>
          <text:p text:style-name="P47"><text:s text:c="8"/><text:span text:style-name="T48">self</text:span><text:span text:style-name="T333">.a = a</text:span></text:p>
          <text:p text:style-name="P47"><text:s text:c="4"/><text:span text:style-name="T160">def</text:span><text:span text:style-name="T333"> </text:span><text:span text:style-name="T319">__call__</text:span><text:span text:style-name="T333">(</text:span><text:span text:style-name="T48">self</text:span><text:span text:style-name="T333">):<text:line-break/> <text:s text:c="7"/>print(</text:span><text:span text:style-name="T48">self</text:span><text:span text:style-name="T333">.a)<text:line-break/></text:span><text:line-break/><text:span text:style-name="T160">class</text:span><text:span text:style-name="T333"> </text:span><text:span text:style-name="T319">Frobozz</text:span><text:span text:style-name="T333">:<text:line-break/> <text:s text:c="3"/></text:span><text:span text:style-name="T160">def</text:span><text:span text:style-name="T333"> </text:span><text:span text:style-name="T319">__init__</text:span><text:span text:style-name="T333">(</text:span><text:span text:style-name="T48">self</text:span><text:span text:style-name="T333">):<text:line-break/> <text:s text:c="7"/></text:span><text:span text:style-name="T48">self</text:span><text:span text:style-name="T333">.count = 0</text:span></text:p>
          <text:p text:style-name="P48"><text:span text:style-name="T333"><text:s text:c="4"/></text:span><text:span text:style-name="T160">def</text:span><text:span text:style-name="T333"> </text:span><text:span text:style-name="T319">__call__</text:span><text:span text:style-name="T333">(</text:span><text:span text:style-name="T48">self</text:span><text:span text:style-name="T333">, a):<text:line-break/> <text:s text:c="7"/></text:span><text:span text:style-name="T48">self</text:span><text:span text:style-name="T333">.count += 1<text:line-break/> <text:s text:c="7"/>print(a)<text:line-break/><text:line-break/></text:span><text:span text:style-name="T178"># usage: f = Counted(f)<text:line-break/># f( ...args of original f here… ) <text:s text:c="3"/></text:span><text:span text:style-name="T180"># </text:span><text:span text:style-name="T184">call </text:span><text:span text:style-name="T180">as many times as you want</text:span><text:span text:style-name="T178"><text:line-break/># print(f.count) <text:s text:c="3"/></text:span><text:span text:style-name="T181"># how many times has f been called?</text:span><text:span text:style-name="T333"><text:line-break/></text:span><text:span text:style-name="T160">class</text:span><text:span text:style-name="T333"> </text:span><text:span text:style-name="T319">Counted</text:span><text:span text:style-name="T333">:<text:line-break/> <text:s text:c="3"/></text:span><text:span text:style-name="T160">def</text:span><text:span text:style-name="T333"> </text:span><text:span text:style-name="T319">__init__</text:span><text:span text:style-name="T333">(</text:span><text:span text:style-name="T48">self</text:span><text:span text:style-name="T333">, f):<text:line-break/> <text:s text:c="7"/></text:span><text:span text:style-name="T48">self</text:span><text:span text:style-name="T333">.count = 0</text:span></text:p>
          <text:p text:style-name="P49"><text:span text:style-name="T333"><text:s text:c="8"/></text:span><text:span text:style-name="T48">self</text:span><text:span text:style-name="T333">.f = f<text:line-break/> <text:s text:c="3"/></text:span><text:span text:style-name="T160">def</text:span><text:span text:style-name="T333"> </text:span><text:span text:style-name="T319">__call__</text:span><text:span text:style-name="T333">(</text:span><text:span text:style-name="T48">self</text:span><text:span text:style-name="T333">, *args, **kwargs): <text:s text:c="3"/></text:span><text:span text:style-name="T178"># </text:span><text:span text:style-name="T182">[extra]</text:span><text:span text:style-name="T178"> </text:span><text:span text:style-name="T185">explain each *, ** in this method</text:span><text:span text:style-name="T333"><text:line-break/> <text:s text:c="7"/></text:span><text:span text:style-name="T48">self</text:span><text:span text:style-name="T333">.count += 1<text:line-break/> <text:s text:c="7"/></text:span><text:span text:style-name="T160">return</text:span><text:span text:style-name="T333"> </text:span><text:span text:style-name="T48">self</text:span><text:span text:style-name="T333">.f(*args, **kwargs)<text:line-break/><text:line-break/></text:span><text:span text:style-name="T160">def</text:span><text:span text:style-name="T333"> </text:span><text:span text:style-name="T319">main</text:span><text:span text:style-name="T333">():<text:line-break/> <text:s text:c="3"/></text:span><text:span text:style-name="T160">for</text:span><text:span text:style-name="T333"> func </text:span><text:span text:style-name="T160">in</text:span><text:span text:style-name="T333"> (f, g, Frizzle(23), Frobozz(), Counted(f)): <text:s text:c="3"/></text:span><text:span text:style-name="T178"># what exactly is each item?</text:span></text:p>
          <text:p text:style-name="P50"><text:span text:style-name="T333"><text:s text:c="8"/></text:span><text:span text:style-name="T160">try</text:span><text:span text:style-name="T333">:<text:line-break/> <text:s text:c="11"/>func(42) <text:s text:c="3"/></text:span><text:span text:style-name="T178"># ☆</text:span><text:span text:style-name="T333"><text:line-break/> <text:s text:c="7"/></text:span><text:span text:style-name="T160">except</text:span><text:span text:style-name="T333"> TypeError </text:span><text:span text:style-name="T160">as</text:span><text:span text:style-name="T333"> e:</text:span></text:p>
          <text:p text:style-name="P50"><text:span text:style-name="T335"><text:s text:c="12"/>print(</text:span><text:span text:style-name="T141">'{:s} fail: {:s}'</text:span><text:span text:style-name="T335">.format(*(str(x) </text:span><text:span text:style-name="T161">for</text:span><text:span text:style-name="T335"> x </text:span><text:span text:style-name="T161">in</text:span><text:span text:style-name="T335"> (func, e)))) <text:s text:c="3"/></text:span><text:span text:style-name="T179"># </text:span><text:span text:style-name="T183">(</text:span><text:span text:style-name="T179">maybe bad style?</text:span><text:span text:style-name="T183">)</text:span></text:p>
          <text:p text:style-name="P50"><text:span text:style-name="T335"><text:s text:c="8"/></text:span><text:span text:style-name="T161">else</text:span><text:span text:style-name="T335">:</text:span></text:p>
          <text:p text:style-name="P31"><text:span text:style-name="T338"><text:s text:c="12"/>print(</text:span><text:span text:style-name="T142">'{:s} pass'</text:span><text:span text:style-name="T338">.format(str(func)))</text:span><text:span text:style-name="T293"><text:line-break/><text:line-break/></text:span><text:span text:style-name="T339">main()</text:span><text:span text:style-name="T293"><text:line-break/></text:span><text:line-break/><text:span text:style-name="T334">In terms of duck typing, we can think of the function call marked with ☆ (in main())<text:line-break/>as expecting </text:span><text:span text:style-name="T51">func</text:span><text:span text:style-name="T334"> to be a duck that is callable, and takes one positional argument.<text:line-break/><text:line-break/>Which of the invocations succeed and which fail? Why?</text:span></text:p>
          <text:p text:style-name="P55"><text:span text:style-name="T11">d)</text:span> <text:span text:style-name="T36">C</text:span><text:span text:style-name="T14">all-by-sharing.</text:span><text:line-break/><text:line-break/><text:span text:style-name="T342">Consider the following program:</text:span><text:line-break/><text:line-break/><text:span text:style-name="T162">class</text:span><text:span text:style-name="T341"> </text:span><text:span text:style-name="T320">A</text:span><text:span text:style-name="T341">:<text:line-break/> <text:s text:c="3"/></text:span><text:span text:style-name="T162">def</text:span><text:span text:style-name="T341"> </text:span><text:span text:style-name="T320">__init__</text:span><text:span text:style-name="T341">(</text:span><text:span text:style-name="T53">self</text:span><text:span text:style-name="T341">, a):<text:line-break/> <text:s text:c="7"/></text:span><text:span text:style-name="T53">self</text:span><text:span text:style-name="T341">.a = a<text:line-break/><text:line-break/></text:span><text:span text:style-name="T162">def</text:span><text:span text:style-name="T341"> </text:span><text:span text:style-name="T320">replace</text:span><text:span text:style-name="T341">(obj):<text:line-break/> <text:s text:c="3"/>obj = </text:span><text:span text:style-name="T146">"Hi, I'</text:span><text:span text:style-name="T149">ll be replacing obj</text:span><text:span text:style-name="T146">"</text:span><text:span text:style-name="T341"><text:line-break/><text:line-break/></text:span><text:span text:style-name="T162">def</text:span><text:span text:style-name="T341"> </text:span><text:span text:style-name="T321">i</text:span><text:span text:style-name="T322">m</text:span><text:span text:style-name="T321">p</text:span><text:span text:style-name="T322">erative</text:span><text:span text:style-name="T321">_update</text:span><text:span text:style-name="T341">(obj):<text:line-break/> <text:s text:c="3"/></text:span><text:span text:style-name="T162">if</text:span><text:span text:style-name="T341"> </text:span><text:span text:style-name="T162">not</text:span><text:span text:style-name="T341"> isinstance(obj, A):<text:line-break/> <text:s text:c="7"/></text:span><text:span text:style-name="T162">raise</text:span><text:span text:style-name="T341"> TypeError(</text:span><text:span text:style-name="T146">"</text:span><text:span text:style-name="T147">Expected </text:span><text:span text:style-name="T148">an </text:span><text:span text:style-name="T147">'A' instance, got '{:s}'</text:span><text:span text:style-name="T146">"</text:span><text:span text:style-name="T341">.format(str(type(obj))))<text:line-break/> <text:s text:c="3"/>obj.a = </text:span><text:span text:style-name="T136">2</text:span><text:span text:style-name="T341"> * obj.a<text:line-break/><text:line-break/></text:span><text:span text:style-name="T162">def</text:span><text:span text:style-name="T341"> </text:span><text:span text:style-name="T320">f</text:span><text:span text:style-name="T322">unctional</text:span><text:span text:style-name="T320">_update</text:span><text:span text:style-name="T341">(obj):<text:line-break/> <text:s text:c="3"/></text:span><text:span text:style-name="T162">if</text:span><text:span text:style-name="T341"> </text:span><text:span text:style-name="T162">not</text:span><text:span text:style-name="T341"> isinstance(obj, A):<text:line-break/> <text:s text:c="7"/></text:span><text:span text:style-name="T162">raise</text:span><text:span text:style-name="T341"> TypeError(</text:span><text:span text:style-name="T146">"</text:span><text:span text:style-name="T147">Expected </text:span><text:span text:style-name="T148">an </text:span><text:span text:style-name="T147">'A' instance, got '{:s}'</text:span><text:span text:style-name="T146">"</text:span><text:span text:style-name="T341">.format(str(type(obj))))<text:line-break/> <text:s text:c="3"/>out = type(obj)(</text:span><text:span text:style-name="T162">None</text:span><text:span text:style-name="T341">)<text:line-break/> <text:s text:c="3"/>out.a = </text:span><text:span text:style-name="T136">2</text:span><text:span text:style-name="T341"> * obj.a<text:line-break/> <text:s text:c="3"/></text:span><text:span text:style-name="T162">return</text:span><text:span text:style-name="T341"> out<text:line-break/><text:line-break/></text:span><text:span text:style-name="T162">def</text:span><text:span text:style-name="T341"> </text:span><text:span text:style-name="T320">main</text:span><text:span text:style-name="T341">():<text:line-break/> <text:s text:c="3"/>o = A(</text:span><text:span text:style-name="T136">42</text:span><text:span text:style-name="T341">)<text:line-break/> <text:s text:c="3"/>imperative_update(o)<text:line-break/> <text:s text:c="3"/>o = functional_update(o)<text:line-break/> <text:s text:c="3"/>replace(o)<text:line-break/><text:line-break/>main()<text:line-break/><text:line-break/><text:line-break/>Questions:<text:line-break/><text:line-break/><text:tab/>● Is the </text:span><text:span text:style-name="T53">obj</text:span><text:span text:style-name="T341">, that each function receives, the same instance that is created in main()?<text:line-break/><text:tab/> <text:s text:c="2"/>(Deduce, or add appropriate prints and test.)<text:line-break/><text:line-break/><text:tab/>● Does replace() do what its name suggests? Why or why not?</text:span><text:line-break/><text:line-break/><text:tab/><text:span text:style-name="T341">● Does imperative_update() work as expected? Why or why not?<text:line-break/><text:line-break/><text:tab/>● What are the main differences between imperative_update() and functional_update()?<text:line-break/><text:tab/> <text:s text:c="3"/>In the definition? In the usage (i.e. at the call site)? Conceptually?</text:span><text:line-break/><text:line-break/><text:tab/><text:span text:style-name="T341">● In functional_update(), why is </text:span><text:span text:style-name="T53">type(</text:span><text:span text:style-name="T54">obj</text:span><text:span text:style-name="T53">)(</text:span><text:span text:style-name="T166">None</text:span><text:span text:style-name="T53">)</text:span><text:span text:style-name="T341"> better than </text:span><text:span text:style-name="T53">A(</text:span><text:span text:style-name="T166">None</text:span><text:span text:style-name="T53">)</text:span><text:span text:style-name="T341">? </text:span><text:span text:style-name="T53">(Hint: OOP.)<text:line-break/></text:span><text:span text:style-name="T126"><text:line-break/><text:tab/>● </text:span><text:span text:style-name="T127">What happens if you accidentally </text:span><text:span text:style-name="T55">type(A)(</text:span><text:span text:style-name="T167">None</text:span><text:span text:style-name="T55">)</text:span><text:span text:style-name="T127"> instead of </text:span><text:span text:style-name="T55">type(obj)(</text:span><text:span text:style-name="T167">None</text:span><text:span text:style-name="T55">)</text:span><text:span text:style-name="T127">?<text:line-break/><text:tab/> <text:s text:c="3"/>Explain the error message. </text:span><text:span text:style-name="T56">(Hint: what is the value of type(A), </text:span><text:span text:style-name="T58">and</text:span><text:span text:style-name="T56"> </text:span><text:span text:style-name="T58">w</text:span><text:span text:style-name="T57">hy?</text:span><text:span text:style-name="T56">)</text:span></text:p>
        </text:list-item>
        <text:list-item>
          <text:p text:style-name="P53"><text:span text:style-name="T120">★★☆ </text:span><text:span text:style-name="T35">W</text:span><text:span text:style-name="T14">hat you see is what you __get__():</text:span><text:span text:style-name="T311"> </text:span>descriptors <text:span text:style-name="T332">and </text:span>propertie<text:span text:style-name="T332">s</text:span>.</text:p>
          <text:p text:style-name="P32"><text:line-break/><text:span text:style-name="T329">Instance data attributes in Python </text:span><text:span text:style-name="T158">class</text:span><text:span text:style-name="T329">es have no need for </text:span><text:a xlink:type="simple" xlink:href="https://en.wikipedia.org/wiki/Mutator_method" text:style-name="Internet_20_link" text:visited-style-name="Visited_20_Internet_20_Link"><text:span text:style-name="T329">accessor (getter) and mutator (setter)</text:span></text:a><text:span text:style-name="T329"> methods (unlike in Java), because Python supports </text:span><text:a xlink:type="simple" xlink:href="https://en.wikipedia.org/wiki/Property_(programming)" text:style-name="Internet_20_link" text:visited-style-name="Visited_20_Internet_20_Link"><text:span text:style-name="T329">properties</text:span></text:a><text:span text:style-name="T329">, which allow a “smart” data attribute (which executes some code when you set or get its value) appear to the outside world<text:line-break/>exactly as if it was just a plain data attribute (which has no code attached).<text:line-break/><text:line-break/>Note that in Python, a plain data attribute can be effortlessly changed into a property after-the-fact, when the </text:span><text:span text:style-name="T158">class</text:span><text:span text:style-name="T329"> is already in use (perhaps by programmers all the world over!) – and its use sites need no modification.<text:line-break/><text:line-break/>Let's implement a simple example. Head over to the documentation:<text:line-break/><text:line-break/></text:span><text:a xlink:type="simple" xlink:href="https://docs.python.org/3/library/functions.html#property" text:style-name="Internet_20_link" text:visited-style-name="Visited_20_Internet_20_Link"><text:span text:style-name="T329">https://docs.python.org/3/library/functions.html#property</text:span></text:a></text:p>
          <text:p text:style-name="P32"><text:a xlink:type="simple" xlink:href="https://docs.python.org/3/howto/descriptor.html#properties" text:style-name="Internet_20_link" text:visited-style-name="Visited_20_Internet_20_Link"><text:span text:style-name="T329">https://docs.python.org/3/howto/descriptor.html#properties</text:span></text:a><text:span text:style-name="T329"><text:line-break/></text:span></text:p>
          <text:p text:style-name="P46"><text:span text:style-name="T118">Then, t</text:span><text:span text:style-name="T77">ake this </text:span><text:span text:style-name="T118">example class:</text:span><text:span text:style-name="T77"><text:line-break/><text:line-break/></text:span><text:span text:style-name="T150">class</text:span><text:span text:style-name="T77"> </text:span><text:span text:style-name="T314">Triangle</text:span><text:span text:style-name="T77">:<text:line-break/> <text:s text:c="3"/></text:span><text:span text:style-name="T159">def</text:span><text:span text:style-name="T117"> </text:span><text:span text:style-name="T318">__init__</text:span><text:span text:style-name="T117">(</text:span><text:span text:style-name="T74">self</text:span><text:span text:style-name="T117">, a, b, c): <text:s text:c="3"/></text:span><text:span text:style-name="T177"># a, b, c: side lengths</text:span><text:span text:style-name="T117"><text:line-break/> <text:s text:c="7"/></text:span><text:span text:style-name="T74">self</text:span><text:span text:style-name="T117">.a = a</text:span><text:span text:style-name="T77"><text:line-break/></text:span><text:span text:style-name="T117"> <text:s text:c="7"/></text:span><text:span text:style-name="T74">self</text:span><text:span text:style-name="T117">.b = b</text:span><text:span text:style-name="T77"><text:line-break/></text:span><text:span text:style-name="T117"> <text:s text:c="7"/></text:span><text:span text:style-name="T74">self</text:span><text:span text:style-name="T117">.c = c</text:span><text:span text:style-name="T77"><text:line-break/><text:line-break/><text:line-break/></text:span><text:span text:style-name="T1">a)</text:span> <text:span text:style-name="T330">Implement </text:span><text:span text:style-name="T45">perimeter</text:span><text:span text:style-name="T330"> as a read-only property (i.e. having only a getter), which computes the perimeter at access time, i.e. when the value is read.</text:span><text:line-break/><text:line-break/><text:span text:style-name="T331">Similarly, implement also </text:span><text:span text:style-name="T45">area</text:span><text:span text:style-name="T330"> as a read-only property (use </text:span><text:a xlink:type="simple" xlink:href="http://mathworld.wolfram.com/HeronsFormula.html" text:style-name="Internet_20_link" text:visited-style-name="Visited_20_Internet_20_Link"><text:span text:style-name="T330">Heron's formula</text:span></text:a><text:span text:style-name="T330">).<text:line-break/><text:line-break/>Test your implementation, for example using this:<text:line-break/><text:line-break/></text:span><text:span text:style-name="T159">def</text:span><text:span text:style-name="T330"> </text:span><text:span text:style-name="T318">main</text:span><text:span text:style-name="T330">():<text:line-break/> <text:s text:c="3"/>T = Triangle(</text:span><text:span text:style-name="T135">3</text:span><text:span text:style-name="T330">, </text:span><text:span text:style-name="T135">4</text:span><text:span text:style-name="T330">, </text:span><text:span text:style-name="T135">5</text:span><text:span text:style-name="T330">)<text:line-break/> <text:s text:c="3"/>print(T.perimeter) <text:s text:c="3"/></text:span><text:span text:style-name="T176"># at the </text:span><text:span text:style-name="T186">use</text:span><text:span text:style-name="T176"> site, properties look like data, not functions!</text:span><text:span text:style-name="T330"><text:line-break/> <text:s text:c="3"/>print(T.area)<text:line-break/> <text:s text:c="3"/>T.a,T.b,T.c = </text:span><text:span text:style-name="T135">1</text:span><text:span text:style-name="T330">, </text:span><text:span text:style-name="T135">1</text:span><text:span text:style-name="T330">, </text:span><text:span text:style-name="T135">2</text:span><text:span text:style-name="T330">**(</text:span><text:span text:style-name="T135">1</text:span><text:span text:style-name="T330">/</text:span><text:span text:style-name="T135">2</text:span><text:span text:style-name="T330">) <text:s text:c="3"/></text:span><text:span text:style-name="T176"># mutate the state</text:span><text:span text:style-name="T330"><text:line-break/> <text:s text:c="3"/>print(T.perimeter)<text:line-break/> <text:s text:c="3"/>print(T.area)<text:line-break/>main()<text:line-break/><text:line-break/></text:span></text:p>
          <text:p text:style-name="P59"><text:span text:style-name="T12">b)</text:span><text:span text:style-name="T330"> Let's reimplement the example using a different strategy. To avoid re-computing the perimeter and area each time they are requested, let's update them only when the length<text:line-break/>of a side changes.<text:line-break/><text:line-break/><text:tab/>※ Modifying the sides one at a time will make the triangle temporarily invalid,<text:line-break/><text:tab/> <text:s text:c="5"/>but let's not worry about that now. If you use **(</text:span><text:span text:style-name="T135">1</text:span><text:span text:style-name="T330">/</text:span><text:span text:style-name="T135">2</text:span><text:span text:style-name="T330">) to take the square root,<text:line-break/><text:tab/> <text:s text:c="5"/>it will work also for negative inputs. (</text:span><text:span text:style-name="T45">math.sqrt</text:span><text:span text:style-name="T330"> accepts only positive inputs.)<text:line-break/><text:line-break/>Make helper methods that compute the perimeter and area from the current values of </text:span><text:span text:style-name="T45">self</text:span><text:span text:style-name="T330">.a, </text:span><text:span text:style-name="T45">self</text:span><text:span text:style-name="T330">.b and </text:span><text:span text:style-name="T45">self</text:span><text:span text:style-name="T330">.c, and store the results in instance attributes </text:span><text:span text:style-name="T45">self</text:span><text:span text:style-name="T330">.perimeter and </text:span><text:span text:style-name="T45">self</text:span><text:span text:style-name="T330">.area, respectively.<text:line-break/><text:line-break/>Make the constructor trigger the perimeter and area calculations.<text:line-break/><text:line-break/>Finally, reimplement the side lengths a, b and c as read-write properties. The getter should just return the underlying instance attribute, which can be private. The setter should change the private value, and then trigger the area and perimeter computations.<text:line-break/><text:line-break/>Test the new version, using the same test program as above.<text:line-break/><text:line-break/><text:line-break/></text:span><text:span text:style-name="T12">c)</text:span><text:span text:style-name="T330"> In Python terminology, what is a </text:span><text:span text:style-name="T45">descriptor</text:span><text:span text:style-name="T330">? How are properties related to descriptors?<text:line-break/></text:span><text:span text:style-name="T45">(This is not an essay question. Keep it short, main points only; ⪅ 5 sentences is enough.)</text:span><text:span text:style-name="T330"><text:line-break/><text:line-break/></text:span><text:span text:style-name="T45">[</text:span><text:span text:style-name="T46">D</text:span><text:span text:style-name="T45">escriptors will be needed </text:span><text:span text:style-name="T46">in</text:span><text:span text:style-name="T45"> an advanced code-analysis </text:span><text:span text:style-name="T46">question </text:span><text:span text:style-name="T45">in a later set </text:span><text:span text:style-name="T46">of exercises</text:span><text:span text:style-name="T45">.]</text:span></text:p>
        </text:list-item>
        <text:list-item>
          <text:p text:style-name="P56"><text:span text:style-name="T13">★★★ </text:span><text:span text:style-name="T25">Dynamic scoping emulation</text:span><text:span text:style-name="T121"> – </text:span><text:span text:style-name="T123">what's </text:span><text:span text:style-name="T122">under the hood?</text:span><text:span text:style-name="T13"><text:line-break/><text:line-break/>Consider the dynamic scoping emulator:</text:span></text:p>
          <text:p text:style-name="P21"><text:span text:style-name="T13"><text:line-break/></text:span><text:a xlink:type="simple" xlink:href="https://github.com/Technologicat/python-3-scicomp-intro/tree/master/examples/dynamic_scoping_emulation" text:style-name="Internet_20_link" text:visited-style-name="Visited_20_Internet_20_Link"><text:span text:style-name="T195">https://github.com/Technologicat/python-3-scicomp-intro/tree/master/examples/dynamic_scoping_emulation</text:span></text:a></text:p>
          <text:p text:style-name="P8"><text:span text:style-name="T231"><text:line-break/></text:span><text:span text:style-name="T232">Take a look inside </text:span><text:span text:style-name="T261">dynscope.py</text:span><text:span text:style-name="T232"> (the </text:span><text:span text:style-name="T235">code</text:span><text:span text:style-name="T232"> </text:span><text:span text:style-name="T260">itself </text:span><text:span text:style-name="T232">is just ~25 lines).</text:span></text:p>
          <text:p text:style-name="P8"><text:span text:style-name="T231"><text:line-break/></text:span><text:span text:style-name="T232">As the original author </text:span><text:span text:style-name="T233">Jason Orendorff </text:span><text:span text:style-name="T232">says, </text:span><text:span text:style-name="T236">this</text:span><text:span text:style-name="T234"> approach </text:span><text:span text:style-name="T14">is intended as a compromise between "don't do that" and stack inspection</text:span>.<text:span text:style-name="T232"><text:line-break/></text:span></text:p>
          <text:p text:style-name="P33"><text:span text:style-name="T1">a)</text:span> <text:span text:style-name="T230">What is the central insight, i.e. how is it even possible to build dynamic scoping on top<text:line-break/>of a lexically scoped language?<text:line-break/><text:line-break/></text:span><text:span text:style-name="T7">b</text:span><text:span text:style-name="T5">)</text:span><text:span text:style-name="T230"> What is the mechanism used to handle nested dynamic scopes? Do the read and write of dynamically scoped variables work the same way, or is there an asymmetry?</text:span></text:p>
          <text:p text:style-name="P33"><text:span text:style-name="T230"><text:line-break/></text:span><text:span text:style-name="T7">c</text:span><text:span text:style-name="T5">)</text:span><text:span text:style-name="T230"> What is the role of each of the two classes in the implementation?<text:line-break/><text:line-break/></text:span><text:span text:style-name="T5">d)</text:span><text:span text:style-name="T230"> What role does each of the special (magic) methods play in the implementation?<text:line-break/><text:line-break/></text:span><text:span text:style-name="T6">e</text:span><text:span text:style-name="T5">)</text:span><text:span text:style-name="T230"> Does the emulator work correctly if called from several modules? From several threads? (Write a short test, or just look at the code and deduce what will happen; either way is fine.)</text:span></text:p>
        </text:list-item>
      </text:list>
      <text:p text:style-name="P6"/>
      <text:list xml:id="list160206879677536" text:continue-numbering="true" text:style-name="L1">
        <text:list-header>
          <text:p text:style-name="P35"><text:span text:style-name="T1">f)</text:span> <text:span text:style-name="T289">Does the implementation currently provide a way to rebind a dynamically scoped name<text:line-break/>to point to a new value? If so, test it; if not, suggest how this feature could be added.<text:line-break/></text:span></text:p>
          <text:p text:style-name="P35"><text:span text:style-name="T289">This raises the question of whether the we should allow </text:span><text:span text:style-name="T151">nonlocal</text:span><text:span text:style-name="T289">-like rebinding </text:span><text:span text:style-name="T275">(of names defined in an outer dynamic scope)</text:span><text:span text:style-name="T289">, or whether it is better to allow rebinding only for names <text:s/>defined in the current </text:span><text:span text:style-name="T275">(innermost)</text:span><text:span text:style-name="T289"> dynamic scope. In your opinion, which option feels more pythonic? Why?</text:span></text:p>
          <text:p text:style-name="P34"/>
        </text:list-header>
        <text:list-item>
          <text:p text:style-name="P57"><text:span text:style-name="T13">★★★ </text:span><text:span text:style-name="T16">Method resolution order. </text:span><text:span text:style-name="T29">A</text:span><text:span text:style-name="T24">utomated code analysis.</text:span></text:p>
          <text:p text:style-name="P36"><text:line-break/><text:span text:style-name="T18">[This is not difficult to do, but may require a lot of reading depending on your background.]</text:span><text:line-break/><text:line-break/><text:span text:style-name="T188">On the lecture, we briefly mentioned how Python handles the order in which the classes will be tried when looking up methods in multiple inheritance: the </text:span><text:a xlink:type="simple" xlink:href="https://en.wikipedia.org/wiki/C3_linearization" text:style-name="Internet_20_link" text:visited-style-name="Visited_20_Internet_20_Link"><text:span text:style-name="T188">C3 linearization algorithm</text:span></text:a><text:span text:style-name="T188">.<text:line-break/></text:span></text:p>
          <text:p text:style-name="P38"><text:span text:style-name="T197">Consider this teaching example that implements C3 in pure Python</text:span>:</text:p>
          <text:p text:style-name="P37"><text:line-break/><text:a xlink:type="simple" xlink:href="https://github.com/Technologicat/python-3-scicomp-intro/blob/master/examples/mro.py" text:style-name="Internet_20_link" text:visited-style-name="Visited_20_Internet_20_Link"><text:span text:style-name="T189">https://github.com/Technologicat/python-3-scicomp-intro/blob/master/examples/mro.py</text:span></text:a></text:p>
          <text:p text:style-name="P39"><text:line-break/><text:span text:style-name="T194">The program takes in a Python source file, and computes the MRO of any classes defined in it.<text:line-break/><text:line-break/>The analyzer only looks at the header of each class definition, and ignores everything else. The input is parsed using the </text:span><text:span text:style-name="T26">ast</text:span><text:span text:style-name="T194"> module, which is how Python reads Python – the module provides runtime access to certain parts of the Python compiler.</text:span><text:line-break/><text:line-break/><text:span text:style-name="T1">a)</text:span> <text:span text:style-name="T192">Roughly, h</text:span>ow does <text:span text:style-name="T191">the program</text:span> work? Familiarize yourself with <text:span text:style-name="T290">the basics of</text:span> <text:span text:style-name="T14">argparse</text:span>, <text:span text:style-name="T14">logging</text:span>, <text:span text:style-name="T193">abstract syntax trees, </text:span><text:span text:style-name="T14">ast</text:span>, and the visitor pattern. <text:span text:style-name="T191">(</text:span>Links provided in the source code comments.<text:span text:style-name="T191">)</text:span><text:line-break/><text:line-break/><text:span text:style-name="T4">b)</text:span><text:span text:style-name="T190"> Save the following example code into </text:span><text:span text:style-name="T19">testing</text:span><text:span text:style-name="T17">.py</text:span><text:span text:style-name="T190"> and feed it to the analyzer.<text:line-break/><text:line-break/>What is the resulting MRO?<text:line-break/><text:line-break/>How does it follow from the specification of the algorithm? Look at the output and follow what the analyzer is doing. (By looking at the code, or by using a debugger; either way is fine.)<text:line-break/><text:line-break/>(</text:span><text:span text:style-name="T17">Hint: run in a terminal; IPython's %</text:span><text:span text:style-name="T164">run</text:span><text:span text:style-name="T17"> magic may misbehave, </text:span><text:span text:style-name="T20">at least in Spyder</text:span><text:span text:style-name="T27">'s</text:span><text:span text:style-name="T20"> REPL</text:span><text:span text:style-name="T17">. </text:span><text:span text:style-name="T20">Alternatively, if running in Spyder, use Run ⊳ Configuration per file… to set the command-line options </text:span><text:span text:style-name="T22">to the program </text:span><text:span text:style-name="T21">so you can use </text:span><text:span text:style-name="T23">Run </text:span><text:span text:style-name="T20">⊳ </text:span><text:span text:style-name="T23">Run and</text:span><text:span text:style-name="T21"> Debug ⊳ Debug </text:span><text:span text:style-name="T28">as usual</text:span><text:span text:style-name="T20">.</text:span><text:span text:style-name="T190">)<text:line-break/><text:line-break/></text:span><text:span text:style-name="T169">class</text:span><text:span text:style-name="T296"> A: </text:span><text:span text:style-name="T169">pass</text:span></text:p>
          <text:p text:style-name="P13"><text:span text:style-name="T150">class</text:span> B(A): <text:span text:style-name="T150">pass</text:span></text:p>
          <text:p text:style-name="P13"><text:span text:style-name="T150">class</text:span> C(A): <text:span text:style-name="T150">pass</text:span></text:p>
          <text:p text:style-name="P13"><text:span text:style-name="T150">class</text:span> D(B, C): <text:span text:style-name="T150">pass</text:span></text:p>
          <text:p text:style-name="P40"><text:line-break/><text:span text:style-name="T265">(If you put </text:span><text:span text:style-name="T268">the </text:span><text:span text:style-name="T267">pass</text:span><text:span text:style-name="T268"> on a separate line, </text:span><text:span text:style-name="T265">then Python expects </text:span><text:span text:style-name="T268">it </text:span><text:span text:style-name="T266">to be </text:span><text:span text:style-name="T265">indented, but this one-line format is also legal, </text:span><text:span text:style-name="T269">since the colon already separates the </text:span><text:span text:style-name="T272">statements</text:span><text:span text:style-name="T265">. </text:span><text:span text:style-name="T270">This is very rare</text:span><text:span text:style-name="T271">ly used, because</text:span><text:span text:style-name="T270"> </text:span><text:span text:style-name="T274">almost always </text:span><text:span text:style-name="T271">it </text:span><text:span text:style-name="T270">damages readability, but here </text:span><text:span text:style-name="T273">this vertically compact format</text:span><text:span text:style-name="T270"> </text:span><text:span text:style-name="T286">is more readable</text:span><text:span text:style-name="T270">.</text:span><text:span text:style-name="T265">)</text:span><text:line-break/></text:p>
          <text:p text:style-name="P42">c)<text:span text:style-name="T77"> </text:span><text:span text:style-name="T79">Take </text:span><text:span text:style-name="T77">the </text:span><text:span text:style-name="T79">more complex </text:span><text:span text:style-name="T77">example </text:span><text:span text:style-name="T92">from</text:span><text:span text:style-name="T77"> </text:span><text:span text:style-name="T93">the </text:span><text:span text:style-name="T77">Wikipedia </text:span><text:span text:style-name="T93">page on C3 linearization (link above)</text:span><text:span text:style-name="T77">, </text:span><text:span text:style-name="T84">and </text:span><text:span text:style-name="T95">reformat </text:span><text:span text:style-name="T94">the example</text:span><text:span text:style-name="T77"> </text:span><text:span text:style-name="T95">as </text:span><text:span text:style-name="T78">Python. </text:span><text:span text:style-name="T83">Interpret </text:span><text:span text:style-name="T81">“</text:span><text:span text:style-name="T83">e</text:span><text:span text:style-name="T82">xtends” as “inherits from”. </text:span><text:span text:style-name="T84">F</text:span><text:span text:style-name="T77">eed </text:span><text:span text:style-name="T84">the example<text:line-break/></text:span><text:span text:style-name="T77">to the analyzer. </text:span><text:span text:style-name="T81">Observe the output.</text:span><text:span text:style-name="T77"><text:line-break/><text:line-break/></text:span><text:span text:style-name="T198">d)</text:span><text:span text:style-name="T80"> </text:span><text:span text:style-name="T85">Are there </text:span><text:span text:style-name="T86">inputs for </text:span><text:span text:style-name="T85">which </text:span><text:span text:style-name="T80">linearization of the inheritance graph is </text:span><text:span text:style-name="T88">im</text:span><text:span text:style-name="T80">possible? </text:span><text:span text:style-name="T85">If so, </text:span><text:span text:style-name="T87">do the</text:span><text:span text:style-name="T90">se inputs</text:span><text:span text:style-name="T87"> </text:span><text:span text:style-name="T91">have</text:span><text:span text:style-name="T89"> </text:span><text:span text:style-name="T87">a common feature? P</text:span><text:span text:style-name="T85">rovide an example.</text:span></text:p>
          <text:p text:style-name="P41"/>
        </text:list-item>
        <text:list-item>
          <text:p text:style-name="P58"><text:span text:style-name="T97">[extra] </text:span><text:span text:style-name="T96">★★★</text:span><text:span text:style-name="T110">(</text:span><text:span text:style-name="T96">★</text:span><text:span text:style-name="T110">)</text:span><text:span text:style-name="T96"> </text:span><text:span text:style-name="T62">E</text:span><text:span text:style-name="T61">pisode II: Revenge of the generator</text:span><text:span text:style-name="T62">s</text:span><text:span text:style-name="T97">.<text:line-break/></text:span></text:p>
          <text:p text:style-name="P43"><text:span text:style-name="T77">Download this anagram generator</text:span><text:span text:style-name="T108">:</text:span><text:span text:style-name="T77"><text:line-break/><text:line-break/></text:span><text:a xlink:type="simple" xlink:href="https://github.com/Technologicat/python-3-scicomp-intro/blob/master/examples/anagram.py" text:style-name="Internet_20_link" text:visited-style-name="Visited_20_Internet_20_Link"><text:span text:style-name="T77">https://github.com/Technologicat/python-3-scicomp-intro/blob/master/examples/anagram.py</text:span></text:a></text:p>
          <text:p text:style-name="P9"><text:span text:style-name="T204"><text:line-break/></text:span><text:span text:style-name="T203">Read through the source code and a</text:span><text:span text:style-name="T204">nalyze how </text:span><text:span text:style-name="T203">the program </text:span><text:span text:style-name="T204">works.<text:line-break/><text:line-break/></text:span><text:span text:style-name="T217">Note on</text:span><text:span text:style-name="T207"> </text:span><text:a xlink:type="simple" xlink:href="https://docs.python.org/3/library/collections.html#collections.Counter" text:style-name="Internet_20_link" text:visited-style-name="Visited_20_Internet_20_Link">collections.Counter</text:a>: <text:span text:style-name="T328">it</text:span><text:span text:style-name="T223"> </text:span><text:a xlink:type="simple" xlink:href="https://stackoverflow.com/questions/10176037/python-set-with-duplicate-repeated-elements" text:style-name="Internet_20_link" text:visited-style-name="Visited_20_Internet_20_Link">essentially is</text:a><text:span text:style-name="T207"> a </text:span><text:a xlink:type="simple" xlink:href="https://en.wikipedia.org/wiki/Set_(abstract_data_type)#Multiset" text:style-name="Internet_20_link" text:visited-style-name="Visited_20_Internet_20_Link">multiset</text:a><text:span text:style-name="T207">; </text:span><text:span text:style-name="T219">but there is no ready-made method<text:line-break/>to check whether a given multiset contains another given multiset. </text:span><text:span text:style-name="T220">Hence the function has().</text:span><text:span text:style-name="T204"><text:line-break/><text:line-break/><text:line-break/></text:span><text:span text:style-name="T200">a)</text:span><text:span text:style-name="T205"> What is the strategy the program uses to split the input word length into admissible sets of subword lengths? </text:span><text:span text:style-name="T209">How is the sequence </text:span><text:span text:style-name="T210">originally </text:span><text:span text:style-name="T209">generated? How is it transformed?<text:line-break/><text:line-break/></text:span><text:span text:style-name="T214">W</text:span><text:span text:style-name="T211">ould </text:span><text:span text:style-name="T216">this strategy</text:span><text:span text:style-name="T214"> be acceptable </text:span><text:span text:style-name="T211">for very </text:span><text:span text:style-name="T215">large </text:span><text:span text:style-name="T224">n</text:span><text:span text:style-name="T211">? </text:span><text:span text:style-name="T212">Can you think of a strategy </text:span><text:span text:style-name="T218">with better asymptotic performance? </text:span><text:span text:style-name="T213">(</text:span><text:span text:style-name="T218">E</text:span><text:span text:style-name="T213">ither on </text:span><text:span text:style-name="T218">the</text:span><text:span text:style-name="T213"> level of general principles, or a specific algorithm; either is fine.)</text:span><text:span text:style-name="T205"><text:line-break/><text:line-break/><text:line-break/></text:span><text:span text:style-name="T202">b</text:span><text:span text:style-name="T199">)</text:span><text:span text:style-name="T203"> What is the exact sequence of </text:span><text:span text:style-name="T206">computational</text:span><text:span text:style-name="T203"> steps </text:span><text:span text:style-name="T206">meant by </text:span><text:span text:style-name="T203">this </text:span><text:span text:style-name="T205">almost-English </text:span><text:span text:style-name="T203">line in the<text:line-break/>function </text:span><text:span text:style-name="T315">anagrams</text:span><text:span text:style-name="T203">?<text:line-break/><text:line-break/></text:span><text:span text:style-name="T154">if</text:span><text:span text:style-name="T98"> </text:span><text:span text:style-name="T154">not</text:span><text:span text:style-name="T98"> all((length </text:span><text:span text:style-name="T154">in</text:span><text:span text:style-name="T98"> words_by_length) </text:span><text:span text:style-name="T154">for</text:span><text:span text:style-name="T98"> length </text:span><text:span text:style-name="T154">in</text:span><text:span text:style-name="T98"> the_split):</text:span><text:span text:style-name="T203"><text:line-break/><text:line-break/></text:span><text:span text:style-name="T278">(This mainly </text:span><text:span text:style-name="T279">highlights </text:span><text:span text:style-name="T278">that high-level languages such as Python </text:span><text:span text:style-name="T281">can be </text:span><text:span text:style-name="T278">succinct.</text:span><text:span text:style-name="T280">)</text:span><text:span text:style-name="T203"><text:line-break/><text:line-break/></text:span></text:p>
          <text:p text:style-name="P45"><text:span text:style-name="T323">c)</text:span><text:span text:style-name="T98"> </text:span><text:span text:style-name="T114">Explain the magic: w</text:span><text:span text:style-name="T98">hat makes </text:span><text:span text:style-name="T99">the algorithm </text:span><text:span text:style-name="T98">backtrack automatic</text:span><text:span text:style-name="T99">ally, if no word can be made out of the remaining letters</text:span><text:span text:style-name="T98">?<text:line-break/><text:line-break/></text:span><text:span text:style-name="T105">Note that the algorithm may need to backtrack several levels </text:span><text:span text:style-name="T106">at once </text:span><text:span text:style-name="T105">(in a split with many components), if a</text:span><text:span text:style-name="T115">n early</text:span><text:span text:style-name="T105"> decision already </text:span><text:span text:style-name="T106">implies </text:span><text:span text:style-name="T105">a dead-end </text:span><text:span text:style-name="T106">for the remaining (multi-)set<text:line-break/>of letters</text:span><text:span text:style-name="T105">. </text:span><text:span text:style-name="T119">How does the code implement this?</text:span><text:span text:style-name="T98"><text:line-break/><text:line-break/><text:line-break/></text:span><text:span text:style-name="T288">d</text:span><text:span text:style-name="T282">)</text:span><text:span text:style-name="T100"> </text:span><text:span text:style-name="T66">[optional]</text:span><text:span text:style-name="T109"> </text:span><text:span text:style-name="T111">Do </text:span><text:span text:style-name="T100">you </text:span><text:span text:style-name="T111">spot opportunities </text:span><text:span text:style-name="T100">for </text:span><text:a xlink:type="simple" xlink:href="https://en.wikipedia.org/wiki/Code_refactoring" text:style-name="Internet_20_link" text:visited-style-name="Visited_20_Internet_20_Link"><text:span text:style-name="T100">refactoring</text:span></text:a><text:span text:style-name="T100">? </text:span><text:span text:style-name="T101">If so, suggest the appropriate abstraction(s), </text:span><text:span text:style-name="T102">and optionally </text:span><text:span text:style-name="T107">perform the refactoring</text:span><text:span text:style-name="T101">. </text:span><text:span text:style-name="T103">If you notice a repeating pattern,<text:line-break/>but decide </text:span><text:span text:style-name="T112">it </text:span><text:span text:style-name="T103">would not make sense to </text:span><text:span text:style-name="T104">abstract it out</text:span><text:span text:style-name="T103">, </text:span><text:span text:style-name="T113">briefly </text:span><text:span text:style-name="T103">explain why </text:span><text:span text:style-name="T116">so</text:span><text:span text:style-name="T103">.</text:span><text:span text:style-name="T100"><text:line-break/><text:line-break/></text:span><text:span text:style-name="T63">(Hint: there are at least two patterns that </text:span><text:span text:style-name="T64">appear more than once </text:span><text:span text:style-name="T63">in the source code.)<text:line-break/><text:line-break/></text:span><text:span text:style-name="T284">e</text:span><text:span text:style-name="T283">)</text:span><text:span text:style-name="T128"> </text:span><text:span text:style-name="T65">[very optional!]</text:span><text:span text:style-name="T128"> </text:span><text:span text:style-name="T131">Ideas! </text:span><text:span text:style-name="T128">Is there anything else you would improve </text:span><text:span text:style-name="T129">or change </text:span><text:span text:style-name="T128">in the code?<text:line-break/><text:line-break/></text:span><text:span text:style-name="T285">(Aside from the distinct lack of a user interface; consider that a known feature.)</text:span></text:p>
          <text:p text:style-name="P44"><text:span text:style-name="T129"><text:line-break/></text:span><text:span text:style-name="T67">(Hint: </text:span><text:span text:style-name="T70">such as: </text:span><text:span text:style-name="T67">does it make sense to represent the wordlist as a class, as </text:span><text:span text:style-name="T73">the rest of the program </text:span><text:span text:style-name="T67">is </text:span><text:span text:style-name="T68">a collection of </text:span><text:span text:style-name="T67">functions? </text:span><text:span text:style-name="T75">Which paradigm is better for this program, imperative<text:line-break/>or functional? If functional, a</text:span><text:span text:style-name="T69">re there </text:span><text:span text:style-name="T130">sensible</text:span><text:span text:style-name="T69"> </text:span><text:span text:style-name="T71">opportunities</text:span><text:span text:style-name="T69"> for a more FP style?</text:span><text:span text:style-name="T67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ha Jeronen</meta:initial-creator>
    <meta:creation-date>2018-02-07T15:03:41.142437278</meta:creation-date>
    <dc:date>2018-02-12T16:02:06.360941316</dc:date>
    <dc:creator>Juha Jeronen</dc:creator>
    <meta:editing-duration>P4DT7H44M1S</meta:editing-duration>
    <meta:editing-cycles>833</meta:editing-cycles>
    <meta:generator>LibreOffice/4.4.3.2$Linux_X86_64 LibreOffice_project/40m0$Build-2</meta:generator>
    <meta:document-statistic meta:table-count="0" meta:image-count="0" meta:object-count="0" meta:page-count="12" meta:paragraph-count="67" meta:word-count="3420" meta:character-count="22113" meta:non-whitespace-character-count="17789"/>
  </office:meta>
</office:document-meta>
</file>